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76cm"/>
    </style:style>
    <style:style style:family="table-column" style:name="co2">
      <style:table-column-properties fo:break-before="auto" style:column-width="2.522cm"/>
    </style:style>
    <style:style style:family="table-column" style:name="co3">
      <style:table-column-properties fo:break-before="auto" style:column-width="0.522cm"/>
    </style:style>
    <style:style style:family="table-column" style:name="co4">
      <style:table-column-properties fo:break-before="auto" style:column-width="1.739cm"/>
    </style:style>
    <style:style style:family="table-column" style:name="co5">
      <style:table-column-properties fo:break-before="auto" style:column-width="1.783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1.249cm"/>
    </style:style>
    <style:style style:family="table-row" style:name="ro3">
      <style:table-row-properties fo:break-before="auto" style:use-optimal-row-height="false" style:row-height="0.466cm"/>
    </style:style>
    <style:style style:family="table" style:name="ta1" style:master-page-name="PageStyle_5f_Tabel_20_5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HRowHeader" style:name="ce4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HRowHeader" style:name="ce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HRowHeader" style:name="ce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Property" style:name="ce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HRowHeader" style:name="ce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HRowHeader" style:name="ce10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HRowHeader" style:name="ce11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1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1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1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parent-style-name="TL ColHeader" style:family="table-cell" style:name="ce17" style:display-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parent-style-name="TL ColHeader" style:family="table-cell" style:name="ce18" style:display-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parent-style-name="TL Data" style:family="table-cell" style:name="ce19" style:display-name="ce19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parent-style-name="TL Data" style:family="table-cell" style:name="ce20" style:display-name="ce20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parent-style-name="TL Data" style:family="table-cell" style:name="ce21" style:display-name="ce2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parent-style-name="TL Data" style:family="table-cell" style:name="ce22" style:display-name="ce2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parent-style-name="TL Data" style:family="table-cell" style:name="ce23" style:display-name="ce2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parent-style-name="TL Data" style:family="table-cell" style:name="ce24" style:display-name="ce24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Tabel 5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number-columns-repeated="21"/>
        <table:table-column table:style-name="co5" table:default-cell-style-name="ce2"/>
        <table:table-column table:style-name="co4" table:default-cell-style-name="ce2" table:number-columns-repeated="232"/>
        <table:table-column table:style-name="co4" table:default-cell-style-name="Default" table:number-columns-repeated="767"/>
        <table:table-row table:style-name="ro1">
          <table:table-cell ns41:value-type="string" table:style-name="ce1" office:value-type="string">
            <text:p>T5: Opgave van het aantal krachtswerktuigen in de onderscheidene beroepsklassen gebezigd.</text:p>
          </table:table-cell>
          <table:table-cell table:style-name="ce7" table:number-columns-repeated="23"/>
          <table:table-cell table:style-name="ce16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3" office:value-type="string">
            <text:p>GEMEENTEN</text:p>
          </table:table-cell>
          <table:table-cell ns41:value-type="string" table:style-name="ce8" office:value-type="string">
            <text:p>Gedreven door</text:p>
          </table:table-cell>
          <table:table-cell table:style-name="ce12"/>
          <table:table-cell ns41:value-type="string" table:style-name="ce17" office:value-type="string">
            <text:p>I</text:p>
          </table:table-cell>
          <table:table-cell ns41:value-type="string" table:style-name="ce13" office:value-type="string">
            <text:p>II</text:p>
          </table:table-cell>
          <table:table-cell ns41:value-type="string" table:style-name="ce13" office:value-type="string">
            <text:p>III</text:p>
          </table:table-cell>
          <table:table-cell ns41:value-type="string" table:style-name="ce13" office:value-type="string">
            <text:p>IV</text:p>
          </table:table-cell>
          <table:table-cell ns41:value-type="string" table:style-name="ce13" office:value-type="string">
            <text:p>V</text:p>
          </table:table-cell>
          <table:table-cell ns41:value-type="string" table:style-name="ce13" office:value-type="string">
            <text:p>VI</text:p>
          </table:table-cell>
          <table:table-cell ns41:value-type="string" table:style-name="ce13" table:number-columns-repeated="2" office:value-type="string">
            <text:p>VII</text:p>
          </table:table-cell>
          <table:table-cell ns41:value-type="string" table:style-name="ce13" office:value-type="string">
            <text:p>IX</text:p>
          </table:table-cell>
          <table:table-cell ns41:value-type="string" table:style-name="ce13" office:value-type="string">
            <text:p>X</text:p>
          </table:table-cell>
          <table:table-cell ns41:value-type="string" table:style-name="ce13" office:value-type="string">
            <text:p>XI</text:p>
          </table:table-cell>
          <table:table-cell ns41:value-type="string" table:style-name="ce13" office:value-type="string">
            <text:p>XII</text:p>
          </table:table-cell>
          <table:table-cell ns41:value-type="string" table:style-name="ce13" office:value-type="string">
            <text:p>XIII</text:p>
          </table:table-cell>
          <table:table-cell ns41:value-type="string" table:style-name="ce13" office:value-type="string">
            <text:p>XIV</text:p>
          </table:table-cell>
          <table:table-cell ns41:value-type="string" table:style-name="ce13" office:value-type="string">
            <text:p>XV</text:p>
          </table:table-cell>
          <table:table-cell ns41:value-type="string" table:style-name="ce13" office:value-type="string">
            <text:p>XVI</text:p>
          </table:table-cell>
          <table:table-cell ns41:value-type="string" table:style-name="ce13" office:value-type="string">
            <text:p>XVII</text:p>
          </table:table-cell>
          <table:table-cell ns41:value-type="string" table:style-name="ce13" office:value-type="string">
            <text:p>XVIII</text:p>
          </table:table-cell>
          <table:table-cell ns41:value-type="string" table:style-name="ce13" office:value-type="string">
            <text:p>XIX</text:p>
          </table:table-cell>
          <table:table-cell ns41:value-type="string" table:style-name="ce13" office:value-type="string">
            <text:p>XX</text:p>
          </table:table-cell>
          <table:table-cell ns41:value-type="string" table:style-name="ce13" office:value-type="string">
            <text:p>XXXIII</text:p>
          </table:table-cell>
          <table:table-cell ns41:value-type="string" table:style-name="ce18" office:value-type="string">
            <text:p>Totaal</text:p>
          </table:table-cell>
          <table:table-cell table:style-name="ce12" table:number-columns-repeated="999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4" office:value-type="string">
            <text:p>Aagtekerke</text:p>
          </table:table-cell>
          <table:table-cell ns41:value-type="string" table:style-name="ce9" office:value-type="string">
            <text:p>Wind.</text:p>
          </table:table-cell>
          <table:table-cell table:style-name="Default"/>
          <table:table-cell table:style-name="ce19"/>
          <table:table-cell table:style-name="ce14" table:number-columns-repeated="14"/>
          <table:table-cell ns41:value-type="float" table:style-name="ce14" office:value="1" office:value-type="float">
            <text:p>1</text:p>
          </table:table-cell>
          <table:table-cell table:style-name="ce14" table:number-columns-repeated="5"/>
          <table:table-cell table:formula="of:=[.X5]+[.W5]+[.V5]+[.U5]+[.T5]+[.S5]+[.R5]+[.Q5]+[.P5]+[.O5]+[.N5]+[.M5]+[.L5]+[.K5]+[.J5]+[.I5]+[.H5]+[.G5]+[.F5]+[.E5]+[.D5]" ns41:value-type="float" table:style-name="ce20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Aardenburg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6]+[.W6]+[.V6]+[.U6]+[.T6]+[.S6]+[.R6]+[.Q6]+[.P6]+[.O6]+[.N6]+[.M6]+[.L6]+[.K6]+[.J6]+[.I6]+[.H6]+[.G6]+[.F6]+[.E6]+[.D6]" ns41:value-type="float" table:style-name="ce22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Annaland (St.)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]+[.W7]+[.V7]+[.U7]+[.T7]+[.S7]+[.R7]+[.Q7]+[.P7]+[.O7]+[.N7]+[.M7]+[.L7]+[.K7]+[.J7]+[.I7]+[.H7]+[.G7]+[.F7]+[.E7]+[.D7]" ns41:value-type="float" table:style-name="ce22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Arnemuiden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]+[.W8]+[.V8]+[.U8]+[.T8]+[.S8]+[.R8]+[.Q8]+[.P8]+[.O8]+[.N8]+[.M8]+[.L8]+[.K8]+[.J8]+[.I8]+[.H8]+[.G8]+[.F8]+[.E8]+[.D8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Axel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9]+[.W9]+[.V9]+[.U9]+[.T9]+[.S9]+[.R9]+[.Q9]+[.P9]+[.O9]+[.N9]+[.M9]+[.L9]+[.K9]+[.J9]+[.I9]+[.H9]+[.G9]+[.F9]+[.E9]+[.D9]" ns41:value-type="float" table:style-name="ce22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aarland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]+[.W10]+[.V10]+[.U10]+[.T10]+[.S10]+[.R10]+[.Q10]+[.P10]+[.O10]+[.N10]+[.M10]+[.L10]+[.K10]+[.J10]+[.I10]+[.H10]+[.G10]+[.F10]+[.E10]+[.D10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iervliet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]+[.W11]+[.V11]+[.U11]+[.T11]+[.S11]+[.R11]+[.Q11]+[.P11]+[.O11]+[.N11]+[.M11]+[.L11]+[.K11]+[.J11]+[.I11]+[.H11]+[.G11]+[.F11]+[.E11]+[.D11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2]+[.W12]+[.V12]+[.U12]+[.T12]+[.S12]+[.R12]+[.Q12]+[.P12]+[.O12]+[.N12]+[.M12]+[.L12]+[.K12]+[.J12]+[.I12]+[.H12]+[.G12]+[.F12]+[.E12]+[.D12]" ns41:value-type="float" table:style-name="ce22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iggerkerk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]+[.W13]+[.V13]+[.U13]+[.T13]+[.S13]+[.R13]+[.Q13]+[.P13]+[.O13]+[.N13]+[.M13]+[.L13]+[.K13]+[.J13]+[.I13]+[.H13]+[.G13]+[.F13]+[.E13]+[.D13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orsselen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]+[.W14]+[.V14]+[.U14]+[.T14]+[.S14]+[.R14]+[.Q14]+[.P14]+[.O14]+[.N14]+[.M14]+[.L14]+[.K14]+[.J14]+[.I14]+[.H14]+[.G14]+[.F14]+[.E14]+[.D14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oschkapell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]+[.W15]+[.V15]+[.U15]+[.T15]+[.S15]+[.R15]+[.Q15]+[.P15]+[.O15]+[.N15]+[.M15]+[.L15]+[.K15]+[.J15]+[.I15]+[.H15]+[.G15]+[.F15]+[.E15]+[.D15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reskens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]+[.W16]+[.V16]+[.U16]+[.T16]+[.S16]+[.R16]+[.Q16]+[.P16]+[.O16]+[.N16]+[.M16]+[.L16]+[.K16]+[.J16]+[.I16]+[.H16]+[.G16]+[.F16]+[.E16]+[.D16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rouwershaven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7]+[.W17]+[.V17]+[.U17]+[.T17]+[.S17]+[.R17]+[.Q17]+[.P17]+[.O17]+[.N17]+[.M17]+[.L17]+[.K17]+[.J17]+[.I17]+[.H17]+[.G17]+[.F17]+[.E17]+[.D17]" ns41:value-type="float" table:style-name="ce22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ruiniss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8]+[.W18]+[.V18]+[.U18]+[.T18]+[.S18]+[.R18]+[.Q18]+[.P18]+[.O18]+[.N18]+[.M18]+[.L18]+[.K18]+[.J18]+[.I18]+[.H18]+[.G18]+[.F18]+[.E18]+[.D18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urgh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1"/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table:formula="of:=[.X19]+[.W19]+[.V19]+[.U19]+[.T19]+[.S19]+[.R19]+[.Q19]+[.P19]+[.O19]+[.N19]+[.M19]+[.L19]+[.K19]+[.J19]+[.I19]+[.H19]+[.G19]+[.F19]+[.E19]+[.D19]" ns41:value-type="float" table:style-name="ce22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]+[.W20]+[.V20]+[.U20]+[.T20]+[.S20]+[.R20]+[.Q20]+[.P20]+[.O20]+[.N20]+[.M20]+[.L20]+[.K20]+[.J20]+[.I20]+[.H20]+[.G20]+[.F20]+[.E20]+[.D20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Cadzand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1]+[.W21]+[.V21]+[.U21]+[.T21]+[.S21]+[.R21]+[.Q21]+[.P21]+[.O21]+[.N21]+[.M21]+[.L21]+[.K21]+[.J21]+[.I21]+[.H21]+[.G21]+[.F21]+[.E21]+[.D21]" ns41:value-type="float" table:style-name="ce22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Cling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2]+[.W22]+[.V22]+[.U22]+[.T22]+[.S22]+[.R22]+[.Q22]+[.P22]+[.O22]+[.N22]+[.M22]+[.L22]+[.K22]+[.J22]+[.I22]+[.H22]+[.G22]+[.F22]+[.E22]+[.D22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Colijnsplaat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3]+[.W23]+[.V23]+[.U23]+[.T23]+[.S23]+[.R23]+[.Q23]+[.P23]+[.O23]+[.N23]+[.M23]+[.L23]+[.K23]+[.J23]+[.I23]+[.H23]+[.G23]+[.F23]+[.E23]+[.D23]" ns41:value-type="float" table:style-name="ce22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Domburg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4]+[.W24]+[.V24]+[.U24]+[.T24]+[.S24]+[.R24]+[.Q24]+[.P24]+[.O24]+[.N24]+[.M24]+[.L24]+[.K24]+[.J24]+[.I24]+[.H24]+[.G24]+[.F24]+[.E24]+[.D24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Dreischor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1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table:formula="of:=[.X25]+[.W25]+[.V25]+[.U25]+[.T25]+[.S25]+[.R25]+[.Q25]+[.P25]+[.O25]+[.N25]+[.M25]+[.L25]+[.K25]+[.J25]+[.I25]+[.H25]+[.G25]+[.F25]+[.E25]+[.D25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6]+[.W26]+[.V26]+[.U26]+[.T26]+[.S26]+[.R26]+[.Q26]+[.P26]+[.O26]+[.N26]+[.M26]+[.L26]+[.K26]+[.J26]+[.I26]+[.H26]+[.G26]+[.F26]+[.E26]+[.D26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Driewegen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7]+[.W27]+[.V27]+[.U27]+[.T27]+[.S27]+[.R27]+[.Q27]+[.P27]+[.O27]+[.N27]+[.M27]+[.L27]+[.K27]+[.J27]+[.I27]+[.H27]+[.G27]+[.F27]+[.E27]+[.D27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Eed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8]+[.W28]+[.V28]+[.U28]+[.T28]+[.S28]+[.R28]+[.Q28]+[.P28]+[.O28]+[.N28]+[.M28]+[.L28]+[.K28]+[.J28]+[.I28]+[.H28]+[.G28]+[.F28]+[.E28]+[.D28]" ns41:value-type="float" table:style-name="ce22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Elkerze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9]+[.W29]+[.V29]+[.U29]+[.T29]+[.S29]+[.R29]+[.Q29]+[.P29]+[.O29]+[.N29]+[.M29]+[.L29]+[.K29]+[.J29]+[.I29]+[.H29]+[.G29]+[.F29]+[.E29]+[.D29]" ns41:value-type="float" table:style-name="ce22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Ellewoutsdijk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0]+[.W30]+[.V30]+[.U30]+[.T30]+[.S30]+[.R30]+[.Q30]+[.P30]+[.O30]+[.N30]+[.M30]+[.L30]+[.K30]+[.J30]+[.I30]+[.H30]+[.G30]+[.F30]+[.E30]+[.D30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Goes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31]+[.W31]+[.V31]+[.U31]+[.T31]+[.S31]+[.R31]+[.Q31]+[.P31]+[.O31]+[.N31]+[.M31]+[.L31]+[.K31]+[.J31]+[.I31]+[.H31]+[.G31]+[.F31]+[.E31]+[.D31]" ns41:value-type="float" table:style-name="ce22" office:value-type="float" office:value="7">
            <text:p>7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32]+[.W32]+[.V32]+[.U32]+[.T32]+[.S32]+[.R32]+[.Q32]+[.P32]+[.O32]+[.N32]+[.M32]+[.L32]+[.K32]+[.J32]+[.I32]+[.H32]+[.G32]+[.F32]+[.E32]+[.D32]" ns41:value-type="float" table:style-name="ce22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Graauw en Langendam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3]+[.W33]+[.V33]+[.U33]+[.T33]+[.S33]+[.R33]+[.Q33]+[.P33]+[.O33]+[.N33]+[.M33]+[.L33]+[.K33]+[.J33]+[.I33]+[.H33]+[.G33]+[.F33]+[.E33]+[.D33]" ns41:value-type="float" table:style-name="ce22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-Gravenpolder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4]+[.W34]+[.V34]+[.U34]+[.T34]+[.S34]+[.R34]+[.Q34]+[.P34]+[.O34]+[.N34]+[.M34]+[.L34]+[.K34]+[.J34]+[.I34]+[.H34]+[.G34]+[.F34]+[.E34]+[.D34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Grijpskerk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5]+[.W35]+[.V35]+[.U35]+[.T35]+[.S35]+[.R35]+[.Q35]+[.P35]+[.O35]+[.N35]+[.M35]+[.L35]+[.K35]+[.J35]+[.I35]+[.H35]+[.G35]+[.F35]+[.E35]+[.D35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Groed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36]+[.W36]+[.V36]+[.U36]+[.T36]+[.S36]+[.R36]+[.Q36]+[.P36]+[.O36]+[.N36]+[.M36]+[.L36]+[.K36]+[.J36]+[.I36]+[.H36]+[.G36]+[.F36]+[.E36]+[.D36]" ns41:value-type="float" table:style-name="ce22" office:value-type="float" office:value="5">
            <text:p>5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aamstede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1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table:formula="of:=[.X37]+[.W37]+[.V37]+[.U37]+[.T37]+[.S37]+[.R37]+[.Q37]+[.P37]+[.O37]+[.N37]+[.M37]+[.L37]+[.K37]+[.J37]+[.I37]+[.H37]+[.G37]+[.F37]+[.E37]+[.D37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8]+[.W38]+[.V38]+[.U38]+[.T38]+[.S38]+[.R38]+[.Q38]+[.P38]+[.O38]+[.N38]+[.M38]+[.L38]+[.K38]+[.J38]+[.I38]+[.H38]+[.G38]+[.F38]+[.E38]+[.D38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 Heer-Abtskerk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9]+[.W39]+[.V39]+[.U39]+[.T39]+[.S39]+[.R39]+[.Q39]+[.P39]+[.O39]+[.N39]+[.M39]+[.L39]+[.K39]+[.J39]+[.I39]+[.H39]+[.G39]+[.F39]+[.E39]+[.D39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 Heer-Arendskerk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40]+[.W40]+[.V40]+[.U40]+[.T40]+[.S40]+[.R40]+[.Q40]+[.P40]+[.O40]+[.N40]+[.M40]+[.L40]+[.K40]+[.J40]+[.I40]+[.H40]+[.G40]+[.F40]+[.E40]+[.D40]" ns41:value-type="float" table:style-name="ce22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 Heerenhoek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1]+[.W41]+[.V41]+[.U41]+[.T41]+[.S41]+[.R41]+[.Q41]+[.P41]+[.O41]+[.N41]+[.M41]+[.L41]+[.K41]+[.J41]+[.I41]+[.H41]+[.G41]+[.F41]+[.E41]+[.D41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einkenszand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2]+[.W42]+[.V42]+[.U42]+[.T42]+[.S42]+[.R42]+[.Q42]+[.P42]+[.O42]+[.N42]+[.M42]+[.L42]+[.K42]+[.J42]+[.I42]+[.H42]+[.G42]+[.F42]+[.E42]+[.D42]" ns41:value-type="float" table:style-name="ce22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oedekenskerk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3]+[.W43]+[.V43]+[.U43]+[.T43]+[.S43]+[.R43]+[.Q43]+[.P43]+[.O43]+[.N43]+[.M43]+[.L43]+[.K43]+[.J43]+[.I43]+[.H43]+[.G43]+[.F43]+[.E43]+[.D43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oek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4]+[.W44]+[.V44]+[.U44]+[.T44]+[.S44]+[.R44]+[.Q44]+[.P44]+[.O44]+[.N44]+[.M44]+[.L44]+[.K44]+[.J44]+[.I44]+[.H44]+[.G44]+[.F44]+[.E44]+[.D44]" ns41:value-type="float" table:style-name="ce22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ontenisse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45]+[.W45]+[.V45]+[.U45]+[.T45]+[.S45]+[.R45]+[.Q45]+[.P45]+[.O45]+[.N45]+[.M45]+[.L45]+[.K45]+[.J45]+[.I45]+[.H45]+[.G45]+[.F45]+[.E45]+[.D45]" ns41:value-type="float" table:style-name="ce22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8" office:value-type="float">
            <text:p>8</text:p>
          </table:table-cell>
          <table:table-cell table:style-name="TL Data" table:number-columns-repeated="5"/>
          <table:table-cell table:formula="of:=[.X46]+[.W46]+[.V46]+[.U46]+[.T46]+[.S46]+[.R46]+[.Q46]+[.P46]+[.O46]+[.N46]+[.M46]+[.L46]+[.K46]+[.J46]+[.I46]+[.H46]+[.G46]+[.F46]+[.E46]+[.D46]" ns41:value-type="float" table:style-name="ce22" office:value-type="float" office:value="8">
            <text:p>8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oofdplaat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7]+[.W47]+[.V47]+[.U47]+[.T47]+[.S47]+[.R47]+[.Q47]+[.P47]+[.O47]+[.N47]+[.M47]+[.L47]+[.K47]+[.J47]+[.I47]+[.H47]+[.G47]+[.F47]+[.E47]+[.D47]" ns41:value-type="float" table:style-name="ce22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ulst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48]+[.W48]+[.V48]+[.U48]+[.T48]+[.S48]+[.R48]+[.Q48]+[.P48]+[.O48]+[.N48]+[.M48]+[.L48]+[.K48]+[.J48]+[.I48]+[.H48]+[.G48]+[.F48]+[.E48]+[.D48]" ns41:value-type="float" table:style-name="ce22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9]+[.W49]+[.V49]+[.U49]+[.T49]+[.S49]+[.R49]+[.Q49]+[.P49]+[.O49]+[.N49]+[.M49]+[.L49]+[.K49]+[.J49]+[.I49]+[.H49]+[.G49]+[.F49]+[.E49]+[.D49]" ns41:value-type="float" table:style-name="ce22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Ijzendijk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50]+[.W50]+[.V50]+[.U50]+[.T50]+[.S50]+[.R50]+[.Q50]+[.P50]+[.O50]+[.N50]+[.M50]+[.L50]+[.K50]+[.J50]+[.I50]+[.H50]+[.G50]+[.F50]+[.E50]+[.D50]" ns41:value-type="float" table:style-name="ce22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Janssteen (St.)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51]+[.W51]+[.V51]+[.U51]+[.T51]+[.S51]+[.R51]+[.Q51]+[.P51]+[.O51]+[.N51]+[.M51]+[.L51]+[.K51]+[.J51]+[.I51]+[.H51]+[.G51]+[.F51]+[.E51]+[.D51]" ns41:value-type="float" table:style-name="ce22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Kapell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52]+[.W52]+[.V52]+[.U52]+[.T52]+[.S52]+[.R52]+[.Q52]+[.P52]+[.O52]+[.N52]+[.M52]+[.L52]+[.K52]+[.J52]+[.I52]+[.H52]+[.G52]+[.F52]+[.E52]+[.D52]" ns41:value-type="float" table:style-name="ce22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Kats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3]+[.W53]+[.V53]+[.U53]+[.T53]+[.S53]+[.R53]+[.Q53]+[.P53]+[.O53]+[.N53]+[.M53]+[.L53]+[.K53]+[.J53]+[.I53]+[.H53]+[.G53]+[.F53]+[.E53]+[.D53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Kattendijke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4]+[.W54]+[.V54]+[.U54]+[.T54]+[.S54]+[.R54]+[.Q54]+[.P54]+[.O54]+[.N54]+[.M54]+[.L54]+[.K54]+[.J54]+[.I54]+[.H54]+[.G54]+[.F54]+[.E54]+[.D54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5]+[.W55]+[.V55]+[.U55]+[.T55]+[.S55]+[.R55]+[.Q55]+[.P55]+[.O55]+[.N55]+[.M55]+[.L55]+[.K55]+[.J55]+[.I55]+[.H55]+[.G55]+[.F55]+[.E55]+[.D55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Kerkwerv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6]+[.W56]+[.V56]+[.U56]+[.T56]+[.S56]+[.R56]+[.Q56]+[.P56]+[.O56]+[.N56]+[.M56]+[.L56]+[.K56]+[.J56]+[.I56]+[.H56]+[.G56]+[.F56]+[.E56]+[.D56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Kloeting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7]+[.W57]+[.V57]+[.U57]+[.T57]+[.S57]+[.R57]+[.Q57]+[.P57]+[.O57]+[.N57]+[.M57]+[.L57]+[.K57]+[.J57]+[.I57]+[.H57]+[.G57]+[.F57]+[.E57]+[.D57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Koewacht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8]+[.W58]+[.V58]+[.U58]+[.T58]+[.S58]+[.R58]+[.Q58]+[.P58]+[.O58]+[.N58]+[.M58]+[.L58]+[.K58]+[.J58]+[.I58]+[.H58]+[.G58]+[.F58]+[.E58]+[.D58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59]+[.W59]+[.V59]+[.U59]+[.T59]+[.S59]+[.R59]+[.Q59]+[.P59]+[.O59]+[.N59]+[.M59]+[.L59]+[.K59]+[.J59]+[.I59]+[.H59]+[.G59]+[.F59]+[.E59]+[.D59]" ns41:value-type="float" table:style-name="ce22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Kortgen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0]+[.W60]+[.V60]+[.U60]+[.T60]+[.S60]+[.R60]+[.Q60]+[.P60]+[.O60]+[.N60]+[.M60]+[.L60]+[.K60]+[.J60]+[.I60]+[.H60]+[.G60]+[.F60]+[.E60]+[.D60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Koudekerk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61]+[.W61]+[.V61]+[.U61]+[.T61]+[.S61]+[.R61]+[.Q61]+[.P61]+[.O61]+[.N61]+[.M61]+[.L61]+[.K61]+[.J61]+[.I61]+[.H61]+[.G61]+[.F61]+[.E61]+[.D61]" ns41:value-type="float" table:style-name="ce22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Krabbendijke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1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62]+[.W62]+[.V62]+[.U62]+[.T62]+[.S62]+[.R62]+[.Q62]+[.P62]+[.O62]+[.N62]+[.M62]+[.L62]+[.K62]+[.J62]+[.I62]+[.H62]+[.G62]+[.F62]+[.E62]+[.D62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3]+[.W63]+[.V63]+[.U63]+[.T63]+[.S63]+[.R63]+[.Q63]+[.P63]+[.O63]+[.N63]+[.M63]+[.L63]+[.K63]+[.J63]+[.I63]+[.H63]+[.G63]+[.F63]+[.E63]+[.D63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Kruiningen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64]+[.W64]+[.V64]+[.U64]+[.T64]+[.S64]+[.R64]+[.Q64]+[.P64]+[.O64]+[.N64]+[.M64]+[.L64]+[.K64]+[.J64]+[.I64]+[.H64]+[.G64]+[.F64]+[.E64]+[.D64]" ns41:value-type="float" table:style-name="ce22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Kruis (St.)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65]+[.W65]+[.V65]+[.U65]+[.T65]+[.S65]+[.R65]+[.Q65]+[.P65]+[.O65]+[.N65]+[.M65]+[.L65]+[.K65]+[.J65]+[.I65]+[.H65]+[.G65]+[.F65]+[.E65]+[.D65]" ns41:value-type="float" table:style-name="ce22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aurens (St.)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6]+[.W66]+[.V66]+[.U66]+[.T66]+[.S66]+[.R66]+[.Q66]+[.P66]+[.O66]+[.N66]+[.M66]+[.L66]+[.K66]+[.J66]+[.I66]+[.H66]+[.G66]+[.F66]+[.E66]+[.D66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Maartensdijk (St.)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67]+[.W67]+[.V67]+[.U67]+[.T67]+[.S67]+[.R67]+[.Q67]+[.P67]+[.O67]+[.N67]+[.M67]+[.L67]+[.K67]+[.J67]+[.I67]+[.H67]+[.G67]+[.F67]+[.E67]+[.D67]" ns41:value-type="float" table:style-name="ce22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Meliskerk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8]+[.W68]+[.V68]+[.U68]+[.T68]+[.S68]+[.R68]+[.Q68]+[.P68]+[.O68]+[.N68]+[.M68]+[.L68]+[.K68]+[.J68]+[.I68]+[.H68]+[.G68]+[.F68]+[.E68]+[.D68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Middelburg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1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X69]+[.W69]+[.V69]+[.U69]+[.T69]+[.S69]+[.R69]+[.Q69]+[.P69]+[.O69]+[.N69]+[.M69]+[.L69]+[.K69]+[.J69]+[.I69]+[.H69]+[.G69]+[.F69]+[.E69]+[.D69]" ns41:value-type="float" table:style-name="ce22" office:value-type="float" office:value="22">
            <text:p>2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Gas.</text:p>
          </table:table-cell>
          <table:table-cell table:style-name="Default"/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70]+[.W70]+[.V70]+[.U70]+[.T70]+[.S70]+[.R70]+[.Q70]+[.P70]+[.O70]+[.N70]+[.M70]+[.L70]+[.K70]+[.J70]+[.I70]+[.H70]+[.G70]+[.F70]+[.E70]+[.D70]" ns41:value-type="float" table:style-name="ce22" office:value-type="float" office:value="7">
            <text:p>7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71]+[.W71]+[.V71]+[.U71]+[.T71]+[.S71]+[.R71]+[.Q71]+[.P71]+[.O71]+[.N71]+[.M71]+[.L71]+[.K71]+[.J71]+[.I71]+[.H71]+[.G71]+[.F71]+[.E71]+[.D71]" ns41:value-type="float" table:style-name="ce22" office:value-type="float" office:value="5">
            <text:p>5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Neuzen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2]+[.W72]+[.V72]+[.U72]+[.T72]+[.S72]+[.R72]+[.Q72]+[.P72]+[.O72]+[.N72]+[.M72]+[.L72]+[.K72]+[.J72]+[.I72]+[.H72]+[.G72]+[.F72]+[.E72]+[.D72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73]+[.W73]+[.V73]+[.U73]+[.T73]+[.S73]+[.R73]+[.Q73]+[.P73]+[.O73]+[.N73]+[.M73]+[.L73]+[.K73]+[.J73]+[.I73]+[.H73]+[.G73]+[.F73]+[.E73]+[.D73]" ns41:value-type="float" table:style-name="ce22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Nieuw- en St. Joosland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4]+[.W74]+[.V74]+[.U74]+[.T74]+[.S74]+[.R74]+[.Q74]+[.P74]+[.O74]+[.N74]+[.M74]+[.L74]+[.K74]+[.J74]+[.I74]+[.H74]+[.G74]+[.F74]+[.E74]+[.D74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Nieuwerkerk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1"/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formula="of:=[.X75]+[.W75]+[.V75]+[.U75]+[.T75]+[.S75]+[.R75]+[.Q75]+[.P75]+[.O75]+[.N75]+[.M75]+[.L75]+[.K75]+[.J75]+[.I75]+[.H75]+[.G75]+[.F75]+[.E75]+[.D75]" ns41:value-type="float" table:style-name="ce22" office:value-type="float" office:value="5">
            <text:p>5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76]+[.W76]+[.V76]+[.U76]+[.T76]+[.S76]+[.R76]+[.Q76]+[.P76]+[.O76]+[.N76]+[.M76]+[.L76]+[.K76]+[.J76]+[.I76]+[.H76]+[.G76]+[.F76]+[.E76]+[.D76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Nieuwvliet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77]+[.W77]+[.V77]+[.U77]+[.T77]+[.S77]+[.R77]+[.Q77]+[.P77]+[.O77]+[.N77]+[.M77]+[.L77]+[.K77]+[.J77]+[.I77]+[.H77]+[.G77]+[.F77]+[.E77]+[.D77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Noordgouwe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1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table:formula="of:=[.X78]+[.W78]+[.V78]+[.U78]+[.T78]+[.S78]+[.R78]+[.Q78]+[.P78]+[.O78]+[.N78]+[.M78]+[.L78]+[.K78]+[.J78]+[.I78]+[.H78]+[.G78]+[.F78]+[.E78]+[.D78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Noordwell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79]+[.W79]+[.V79]+[.U79]+[.T79]+[.S79]+[.R79]+[.Q79]+[.P79]+[.O79]+[.N79]+[.M79]+[.L79]+[.K79]+[.J79]+[.I79]+[.H79]+[.G79]+[.F79]+[.E79]+[.D79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ostburg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80]+[.W80]+[.V80]+[.U80]+[.T80]+[.S80]+[.R80]+[.Q80]+[.P80]+[.O80]+[.N80]+[.M80]+[.L80]+[.K80]+[.J80]+[.I80]+[.H80]+[.G80]+[.F80]+[.E80]+[.D80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ost- en West-Souburg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81]+[.W81]+[.V81]+[.U81]+[.T81]+[.S81]+[.R81]+[.Q81]+[.P81]+[.O81]+[.N81]+[.M81]+[.L81]+[.K81]+[.J81]+[.I81]+[.H81]+[.G81]+[.F81]+[.E81]+[.D81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osterland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82]+[.W82]+[.V82]+[.U82]+[.T82]+[.S82]+[.R82]+[.Q82]+[.P82]+[.O82]+[.N82]+[.M82]+[.L82]+[.K82]+[.J82]+[.I82]+[.H82]+[.G82]+[.F82]+[.E82]+[.D82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ostkapell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83]+[.W83]+[.V83]+[.U83]+[.T83]+[.S83]+[.R83]+[.Q83]+[.P83]+[.O83]+[.N83]+[.M83]+[.L83]+[.K83]+[.J83]+[.I83]+[.H83]+[.G83]+[.F83]+[.E83]+[.D83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sseniss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84]+[.W84]+[.V84]+[.U84]+[.T84]+[.S84]+[.R84]+[.Q84]+[.P84]+[.O84]+[.N84]+[.M84]+[.L84]+[.K84]+[.J84]+[.I84]+[.H84]+[.G84]+[.F84]+[.E84]+[.D84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Stoom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85]+[.W85]+[.V85]+[.U85]+[.T85]+[.S85]+[.R85]+[.Q85]+[.P85]+[.O85]+[.N85]+[.M85]+[.L85]+[.K85]+[.J85]+[.I85]+[.H85]+[.G85]+[.F85]+[.E85]+[.D85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ud-Vossemeer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86]+[.W86]+[.V86]+[.U86]+[.T86]+[.S86]+[.R86]+[.Q86]+[.P86]+[.O86]+[.N86]+[.M86]+[.L86]+[.K86]+[.J86]+[.I86]+[.H86]+[.G86]+[.F86]+[.E86]+[.D86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87]+[.W87]+[.V87]+[.U87]+[.T87]+[.S87]+[.R87]+[.Q87]+[.P87]+[.O87]+[.N87]+[.M87]+[.L87]+[.K87]+[.J87]+[.I87]+[.H87]+[.G87]+[.F87]+[.E87]+[.D87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uwerkerk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88]+[.W88]+[.V88]+[.U88]+[.T88]+[.S88]+[.R88]+[.Q88]+[.P88]+[.O88]+[.N88]+[.M88]+[.L88]+[.K88]+[.J88]+[.I88]+[.H88]+[.G88]+[.F88]+[.E88]+[.D88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Stoom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89]+[.W89]+[.V89]+[.U89]+[.T89]+[.S89]+[.R89]+[.Q89]+[.P89]+[.O89]+[.N89]+[.M89]+[.L89]+[.K89]+[.J89]+[.I89]+[.H89]+[.G89]+[.F89]+[.E89]+[.D89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verslag</text:p>
          </table:table-cell>
          <table:table-cell ns41:value-type="string" table:style-name="ce10" office:value-type="string">
            <text:p>Water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90]+[.W90]+[.V90]+[.U90]+[.T90]+[.S90]+[.R90]+[.Q90]+[.P90]+[.O90]+[.N90]+[.M90]+[.L90]+[.K90]+[.J90]+[.I90]+[.H90]+[.G90]+[.F90]+[.E90]+[.D90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91]+[.W91]+[.V91]+[.U91]+[.T91]+[.S91]+[.R91]+[.Q91]+[.P91]+[.O91]+[.N91]+[.M91]+[.L91]+[.K91]+[.J91]+[.I91]+[.H91]+[.G91]+[.F91]+[.E91]+[.D91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vezand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92]+[.W92]+[.V92]+[.U92]+[.T92]+[.S92]+[.R92]+[.Q92]+[.P92]+[.O92]+[.N92]+[.M92]+[.L92]+[.K92]+[.J92]+[.I92]+[.H92]+[.G92]+[.F92]+[.E92]+[.D92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Phillippin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93]+[.W93]+[.V93]+[.U93]+[.T93]+[.S93]+[.R93]+[.Q93]+[.P93]+[.O93]+[.N93]+[.M93]+[.L93]+[.K93]+[.J93]+[.I93]+[.H93]+[.G93]+[.F93]+[.E93]+[.D93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Philipsland (St.)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94]+[.W94]+[.V94]+[.U94]+[.T94]+[.S94]+[.R94]+[.Q94]+[.P94]+[.O94]+[.N94]+[.M94]+[.L94]+[.K94]+[.J94]+[.I94]+[.H94]+[.G94]+[.F94]+[.E94]+[.D94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Poortvliet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95]+[.W95]+[.V95]+[.U95]+[.T95]+[.S95]+[.R95]+[.Q95]+[.P95]+[.O95]+[.N95]+[.M95]+[.L95]+[.K95]+[.J95]+[.I95]+[.H95]+[.G95]+[.F95]+[.E95]+[.D95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Reness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96]+[.W96]+[.V96]+[.U96]+[.T96]+[.S96]+[.R96]+[.Q96]+[.P96]+[.O96]+[.N96]+[.M96]+[.L96]+[.K96]+[.J96]+[.I96]+[.H96]+[.G96]+[.F96]+[.E96]+[.D96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Retranchement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97]+[.W97]+[.V97]+[.U97]+[.T97]+[.S97]+[.R97]+[.Q97]+[.P97]+[.O97]+[.N97]+[.M97]+[.L97]+[.K97]+[.J97]+[.I97]+[.H97]+[.G97]+[.F97]+[.E97]+[.D97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Stoom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98]+[.W98]+[.V98]+[.U98]+[.T98]+[.S98]+[.R98]+[.Q98]+[.P98]+[.O98]+[.N98]+[.M98]+[.L98]+[.K98]+[.J98]+[.I98]+[.H98]+[.G98]+[.F98]+[.E98]+[.D98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Rilland-Bath</text:p>
          </table:table-cell>
          <table:table-cell ns41:value-type="string" table:style-name="ce10" office:value-type="string">
            <text:p>Water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99]+[.W99]+[.V99]+[.U99]+[.T99]+[.S99]+[.R99]+[.Q99]+[.P99]+[.O99]+[.N99]+[.M99]+[.L99]+[.K99]+[.J99]+[.I99]+[.H99]+[.G99]+[.F99]+[.E99]+[.D99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00]+[.W100]+[.V100]+[.U100]+[.T100]+[.S100]+[.R100]+[.Q100]+[.P100]+[.O100]+[.N100]+[.M100]+[.L100]+[.K100]+[.J100]+[.I100]+[.H100]+[.G100]+[.F100]+[.E100]+[.D100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Ritthem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01]+[.W101]+[.V101]+[.U101]+[.T101]+[.S101]+[.R101]+[.Q101]+[.P101]+[.O101]+[.N101]+[.M101]+[.L101]+[.K101]+[.J101]+[.I101]+[.H101]+[.G101]+[.F101]+[.E101]+[.D101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Stoom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02]+[.W102]+[.V102]+[.U102]+[.T102]+[.S102]+[.R102]+[.Q102]+[.P102]+[.O102]+[.N102]+[.M102]+[.L102]+[.K102]+[.J102]+[.I102]+[.H102]+[.G102]+[.F102]+[.E102]+[.D102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as van Gent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03]+[.W103]+[.V103]+[.U103]+[.T103]+[.S103]+[.R103]+[.Q103]+[.P103]+[.O103]+[.N103]+[.M103]+[.L103]+[.K103]+[.J103]+[.I103]+[.H103]+[.G103]+[.F103]+[.E103]+[.D103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04]+[.W104]+[.V104]+[.U104]+[.T104]+[.S104]+[.R104]+[.Q104]+[.P104]+[.O104]+[.N104]+[.M104]+[.L104]+[.K104]+[.J104]+[.I104]+[.H104]+[.G104]+[.F104]+[.E104]+[.D104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cherpeniss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05]+[.W105]+[.V105]+[.U105]+[.T105]+[.S105]+[.R105]+[.Q105]+[.P105]+[.O105]+[.N105]+[.M105]+[.L105]+[.K105]+[.J105]+[.I105]+[.H105]+[.G105]+[.F105]+[.E105]+[.D105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choondijk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06]+[.W106]+[.V106]+[.U106]+[.T106]+[.S106]+[.R106]+[.Q106]+[.P106]+[.O106]+[.N106]+[.M106]+[.L106]+[.K106]+[.J106]+[.I106]+[.H106]+[.G106]+[.F106]+[.E106]+[.D106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chor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07]+[.W107]+[.V107]+[.U107]+[.T107]+[.S107]+[.R107]+[.Q107]+[.P107]+[.O107]+[.N107]+[.M107]+[.L107]+[.K107]+[.J107]+[.I107]+[.H107]+[.G107]+[.F107]+[.E107]+[.D107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erooskerke (Schouwen)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08]+[.W108]+[.V108]+[.U108]+[.T108]+[.S108]+[.R108]+[.Q108]+[.P108]+[.O108]+[.N108]+[.M108]+[.L108]+[.K108]+[.J108]+[.I108]+[.H108]+[.G108]+[.F108]+[.E108]+[.D108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erooskerke (Walcheren)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09]+[.W109]+[.V109]+[.U109]+[.T109]+[.S109]+[.R109]+[.Q109]+[.P109]+[.O109]+[.N109]+[.M109]+[.L109]+[.K109]+[.J109]+[.I109]+[.H109]+[.G109]+[.F109]+[.E109]+[.D109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Stoom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10]+[.W110]+[.V110]+[.U110]+[.T110]+[.S110]+[.R110]+[.Q110]+[.P110]+[.O110]+[.N110]+[.M110]+[.L110]+[.K110]+[.J110]+[.I110]+[.H110]+[.G110]+[.F110]+[.E110]+[.D110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luis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11]+[.W111]+[.V111]+[.U111]+[.T111]+[.S111]+[.R111]+[.Q111]+[.P111]+[.O111]+[.N111]+[.M111]+[.L111]+[.K111]+[.J111]+[.I111]+[.H111]+[.G111]+[.F111]+[.E111]+[.D111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12]+[.W112]+[.V112]+[.U112]+[.T112]+[.S112]+[.R112]+[.Q112]+[.P112]+[.O112]+[.N112]+[.M112]+[.L112]+[.K112]+[.J112]+[.I112]+[.H112]+[.G112]+[.F112]+[.E112]+[.D112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taveniss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13]+[.W113]+[.V113]+[.U113]+[.T113]+[.S113]+[.R113]+[.Q113]+[.P113]+[.O113]+[.N113]+[.M113]+[.L113]+[.K113]+[.J113]+[.I113]+[.H113]+[.G113]+[.F113]+[.E113]+[.D113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toppeldijk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14]+[.W114]+[.V114]+[.U114]+[.T114]+[.S114]+[.R114]+[.Q114]+[.P114]+[.O114]+[.N114]+[.M114]+[.L114]+[.K114]+[.J114]+[.I114]+[.H114]+[.G114]+[.F114]+[.E114]+[.D114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Tholeu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15]+[.W115]+[.V115]+[.U115]+[.T115]+[.S115]+[.R115]+[.Q115]+[.P115]+[.O115]+[.N115]+[.M115]+[.L115]+[.K115]+[.J115]+[.I115]+[.H115]+[.G115]+[.F115]+[.E115]+[.D115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Veer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16]+[.W116]+[.V116]+[.U116]+[.T116]+[.S116]+[.R116]+[.Q116]+[.P116]+[.O116]+[.N116]+[.M116]+[.L116]+[.K116]+[.J116]+[.I116]+[.H116]+[.G116]+[.F116]+[.E116]+[.D116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Stoom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17]+[.W117]+[.V117]+[.U117]+[.T117]+[.S117]+[.R117]+[.Q117]+[.P117]+[.O117]+[.N117]+[.M117]+[.L117]+[.K117]+[.J117]+[.I117]+[.H117]+[.G117]+[.F117]+[.E117]+[.D117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Vlissingen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18]+[.W118]+[.V118]+[.U118]+[.T118]+[.S118]+[.R118]+[.Q118]+[.P118]+[.O118]+[.N118]+[.M118]+[.L118]+[.K118]+[.J118]+[.I118]+[.H118]+[.G118]+[.F118]+[.E118]+[.D118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19]+[.W119]+[.V119]+[.U119]+[.T119]+[.S119]+[.R119]+[.Q119]+[.P119]+[.O119]+[.N119]+[.M119]+[.L119]+[.K119]+[.J119]+[.I119]+[.H119]+[.G119]+[.F119]+[.E119]+[.D119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Vrouwenpolder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20]+[.W120]+[.V120]+[.U120]+[.T120]+[.S120]+[.R120]+[.Q120]+[.P120]+[.O120]+[.N120]+[.M120]+[.L120]+[.K120]+[.J120]+[.I120]+[.H120]+[.G120]+[.F120]+[.E120]+[.D120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aard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21]+[.W121]+[.V121]+[.U121]+[.T121]+[.S121]+[.R121]+[.Q121]+[.P121]+[.O121]+[.N121]+[.M121]+[.L121]+[.K121]+[.J121]+[.I121]+[.H121]+[.G121]+[.F121]+[.E121]+[.D121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aterlandkerkj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22]+[.W122]+[.V122]+[.U122]+[.T122]+[.S122]+[.R122]+[.Q122]+[.P122]+[.O122]+[.N122]+[.M122]+[.L122]+[.K122]+[.J122]+[.I122]+[.H122]+[.G122]+[.F122]+[.E122]+[.D122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Stoom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23]+[.W123]+[.V123]+[.U123]+[.T123]+[.S123]+[.R123]+[.Q123]+[.P123]+[.O123]+[.N123]+[.M123]+[.L123]+[.K123]+[.J123]+[.I123]+[.H123]+[.G123]+[.F123]+[.E123]+[.D123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emelding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24]+[.W124]+[.V124]+[.U124]+[.T124]+[.S124]+[.R124]+[.Q124]+[.P124]+[.O124]+[.N124]+[.M124]+[.L124]+[.K124]+[.J124]+[.I124]+[.H124]+[.G124]+[.F124]+[.E124]+[.D124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25]+[.W125]+[.V125]+[.U125]+[.T125]+[.S125]+[.R125]+[.Q125]+[.P125]+[.O125]+[.N125]+[.M125]+[.L125]+[.K125]+[.J125]+[.I125]+[.H125]+[.G125]+[.F125]+[.E125]+[.D125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estdorp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26]+[.W126]+[.V126]+[.U126]+[.T126]+[.S126]+[.R126]+[.Q126]+[.P126]+[.O126]+[.N126]+[.M126]+[.L126]+[.K126]+[.J126]+[.I126]+[.H126]+[.G126]+[.F126]+[.E126]+[.D126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estkapell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27]+[.W127]+[.V127]+[.U127]+[.T127]+[.S127]+[.R127]+[.Q127]+[.P127]+[.O127]+[.N127]+[.M127]+[.L127]+[.K127]+[.J127]+[.I127]+[.H127]+[.G127]+[.F127]+[.E127]+[.D127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Stoom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28]+[.W128]+[.V128]+[.U128]+[.T128]+[.S128]+[.R128]+[.Q128]+[.P128]+[.O128]+[.N128]+[.M128]+[.L128]+[.K128]+[.J128]+[.I128]+[.H128]+[.G128]+[.F128]+[.E128]+[.D128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issekerk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29]+[.W129]+[.V129]+[.U129]+[.T129]+[.S129]+[.R129]+[.Q129]+[.P129]+[.O129]+[.N129]+[.M129]+[.L129]+[.K129]+[.J129]+[.I129]+[.H129]+[.G129]+[.F129]+[.E129]+[.D129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Stoom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30]+[.W130]+[.V130]+[.U130]+[.T130]+[.S130]+[.R130]+[.Q130]+[.P130]+[.O130]+[.N130]+[.M130]+[.L130]+[.K130]+[.J130]+[.I130]+[.H130]+[.G130]+[.F130]+[.E130]+[.D130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olphaartsdijk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31]+[.W131]+[.V131]+[.U131]+[.T131]+[.S131]+[.R131]+[.Q131]+[.P131]+[.O131]+[.N131]+[.M131]+[.L131]+[.K131]+[.J131]+[.I131]+[.H131]+[.G131]+[.F131]+[.E131]+[.D131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32]+[.W132]+[.V132]+[.U132]+[.T132]+[.S132]+[.R132]+[.Q132]+[.P132]+[.O132]+[.N132]+[.M132]+[.L132]+[.K132]+[.J132]+[.I132]+[.H132]+[.G132]+[.F132]+[.E132]+[.D132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Yersek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33]+[.W133]+[.V133]+[.U133]+[.T133]+[.S133]+[.R133]+[.Q133]+[.P133]+[.O133]+[.N133]+[.M133]+[.L133]+[.K133]+[.J133]+[.I133]+[.H133]+[.G133]+[.F133]+[.E133]+[.D133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Zaamslag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34]+[.W134]+[.V134]+[.U134]+[.T134]+[.S134]+[.R134]+[.Q134]+[.P134]+[.O134]+[.N134]+[.M134]+[.L134]+[.K134]+[.J134]+[.I134]+[.H134]+[.G134]+[.F134]+[.E134]+[.D134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Stoom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35]+[.W135]+[.V135]+[.U135]+[.T135]+[.S135]+[.R135]+[.Q135]+[.P135]+[.O135]+[.N135]+[.M135]+[.L135]+[.K135]+[.J135]+[.I135]+[.H135]+[.G135]+[.F135]+[.E135]+[.D135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Zierikzee</text:p>
          </table:table-cell>
          <table:table-cell ns41:value-type="string" table:style-name="ce10" office:value-type="string">
            <text:p>Gas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36]+[.W136]+[.V136]+[.U136]+[.T136]+[.S136]+[.R136]+[.Q136]+[.P136]+[.O136]+[.N136]+[.M136]+[.L136]+[.K136]+[.J136]+[.I136]+[.H136]+[.G136]+[.F136]+[.E136]+[.D136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37]+[.W137]+[.V137]+[.U137]+[.T137]+[.S137]+[.R137]+[.Q137]+[.P137]+[.O137]+[.N137]+[.M137]+[.L137]+[.K137]+[.J137]+[.I137]+[.H137]+[.G137]+[.F137]+[.E137]+[.D137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Zonnemair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38]+[.W138]+[.V138]+[.U138]+[.T138]+[.S138]+[.R138]+[.Q138]+[.P138]+[.O138]+[.N138]+[.M138]+[.L138]+[.K138]+[.J138]+[.I138]+[.H138]+[.G138]+[.F138]+[.E138]+[.D138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Zouteland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39]+[.W139]+[.V139]+[.U139]+[.T139]+[.S139]+[.R139]+[.Q139]+[.P139]+[.O139]+[.N139]+[.M139]+[.L139]+[.K139]+[.J139]+[.I139]+[.H139]+[.G139]+[.F139]+[.E139]+[.D139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Zuiddorp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40]+[.W140]+[.V140]+[.U140]+[.T140]+[.S140]+[.R140]+[.Q140]+[.P140]+[.O140]+[.N140]+[.M140]+[.L140]+[.K140]+[.J140]+[.I140]+[.H140]+[.G140]+[.F140]+[.E140]+[.D140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Zuidzand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1"/>
          <table:table-cell table:style-name="TL Data" table:number-columns-repeated="20"/>
          <table:table-cell table:formula="of:=[.X141]+[.W141]+[.V141]+[.U141]+[.T141]+[.S141]+[.R141]+[.Q141]+[.P141]+[.O141]+[.N141]+[.M141]+[.L141]+[.K141]+[.J141]+[.I141]+[.H141]+[.G141]+[.F141]+[.E141]+[.D141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/>
          <table:table-cell table:style-name="Default"/>
          <table:table-cell table:style-name="ce21"/>
          <table:table-cell table:style-name="TL Data" table:number-columns-repeated="20"/>
          <table:table-cell table:style-name="ce22"/>
          <table:table-cell table:number-columns-repeated="999"/>
        </table:table-row>
        <table:table-row table:style-name="ro3">
          <table:table-cell ns41:value-type="string" table:style-name="ce5" office:value-type="string">
            <text:p>Totaal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formula="of:=[.D135]+[.D130]+[.D128]+[.D123]+[.D117]+[.D110]+[.D102]+[.D98]+[.D89]+[.D85]+[.D72]+[.D69]+[.D62]+[.D54]+[.D48]+[.D41]+[.D37]+[.D27]+[.D19]+[.D11]" ns41:value-type="float" table:style-name="ce21" office:value-type="float" office:value="1">
            <text:p>1</text:p>
          </table:table-cell>
          <table:table-cell table:formula="of:=[.E135]+[.E130]+[.E128]+[.E123]+[.E117]+[.E110]+[.E102]+[.E98]+[.E89]+[.E85]+[.E72]+[.E69]+[.E62]+[.E54]+[.E48]+[.E41]+[.E37]+[.E27]+[.E19]+[.E11]" ns41:value-type="float" table:style-name="TL Data" office:value="0" office:value-type="float">
            <text:p>0</text:p>
          </table:table-cell>
          <table:table-cell table:formula="of:=[.F135]+[.F130]+[.F128]+[.F123]+[.F117]+[.F110]+[.F102]+[.F98]+[.F89]+[.F85]+[.F72]+[.F69]+[.F62]+[.F54]+[.F48]+[.F41]+[.F37]+[.F27]+[.F19]+[.F11]" ns41:value-type="float" table:style-name="TL Data" office:value="0" office:value-type="float">
            <text:p>0</text:p>
          </table:table-cell>
          <table:table-cell table:formula="of:=[.G135]+[.G130]+[.G128]+[.G123]+[.G117]+[.G110]+[.G102]+[.G98]+[.G89]+[.G85]+[.G72]+[.G69]+[.G62]+[.G54]+[.G48]+[.G41]+[.G37]+[.G27]+[.G19]+[.G11]" ns41:value-type="float" table:style-name="TL Data" office:value="2" office:value-type="float">
            <text:p>2</text:p>
          </table:table-cell>
          <table:table-cell table:formula="of:=[.H135]+[.H130]+[.H128]+[.H123]+[.H117]+[.H110]+[.H102]+[.H98]+[.H89]+[.H85]+[.H72]+[.H69]+[.H62]+[.H54]+[.H48]+[.H41]+[.H37]+[.H27]+[.H19]+[.H11]" ns41:value-type="float" table:style-name="TL Data" office:value="3" office:value-type="float">
            <text:p>3</text:p>
          </table:table-cell>
          <table:table-cell table:formula="of:=[.I135]+[.I130]+[.I128]+[.I123]+[.I117]+[.I110]+[.I102]+[.I98]+[.I89]+[.I85]+[.I72]+[.I69]+[.I62]+[.I54]+[.I48]+[.I41]+[.I37]+[.I27]+[.I19]+[.I11]" ns41:value-type="float" table:style-name="TL Data" office:value="1" office:value-type="float">
            <text:p>1</text:p>
          </table:table-cell>
          <table:table-cell table:formula="of:=[.J135]+[.J130]+[.J128]+[.J123]+[.J117]+[.J110]+[.J102]+[.J98]+[.J89]+[.J85]+[.J72]+[.J69]+[.J62]+[.J54]+[.J48]+[.J41]+[.J37]+[.J27]+[.J19]+[.J11]" ns41:value-type="float" table:style-name="TL Data" office:value="0" office:value-type="float">
            <text:p>0</text:p>
          </table:table-cell>
          <table:table-cell table:formula="of:=[.K135]+[.K130]+[.K128]+[.K123]+[.K117]+[.K110]+[.K102]+[.K98]+[.K89]+[.K85]+[.K72]+[.K69]+[.K62]+[.K54]+[.K48]+[.K41]+[.K37]+[.K27]+[.K19]+[.K11]" ns41:value-type="float" table:style-name="TL Data" office:value="0" office:value-type="float">
            <text:p>0</text:p>
          </table:table-cell>
          <table:table-cell table:formula="of:=[.L135]+[.L130]+[.L128]+[.L123]+[.L117]+[.L110]+[.L102]+[.L98]+[.L89]+[.L85]+[.L72]+[.L69]+[.L62]+[.L54]+[.L48]+[.L41]+[.L37]+[.L27]+[.L19]+[.L11]" ns41:value-type="float" table:style-name="TL Data" office:value="0" office:value-type="float">
            <text:p>0</text:p>
          </table:table-cell>
          <table:table-cell table:formula="of:=[.M135]+[.M130]+[.M128]+[.M123]+[.M117]+[.M110]+[.M102]+[.M98]+[.M89]+[.M85]+[.M72]+[.M69]+[.M62]+[.M54]+[.M48]+[.M41]+[.M37]+[.M27]+[.M19]+[.M11]" ns41:value-type="float" table:style-name="TL Data" office:value="2" office:value-type="float">
            <text:p>2</text:p>
          </table:table-cell>
          <table:table-cell table:formula="of:=[.N135]+[.N130]+[.N128]+[.N123]+[.N117]+[.N110]+[.N102]+[.N98]+[.N89]+[.N85]+[.N72]+[.N69]+[.N62]+[.N54]+[.N48]+[.N41]+[.N37]+[.N27]+[.N19]+[.N11]" ns41:value-type="float" table:style-name="TL Data" office:value="0" office:value-type="float">
            <text:p>0</text:p>
          </table:table-cell>
          <table:table-cell table:formula="of:=[.O135]+[.O130]+[.O128]+[.O123]+[.O117]+[.O110]+[.O102]+[.O98]+[.O89]+[.O85]+[.O72]+[.O69]+[.O62]+[.O54]+[.O48]+[.O41]+[.O37]+[.O27]+[.O19]+[.O11]" ns41:value-type="float" table:style-name="TL Data" office:value="0" office:value-type="float">
            <text:p>0</text:p>
          </table:table-cell>
          <table:table-cell table:formula="of:=[.P135]+[.P130]+[.P128]+[.P123]+[.P117]+[.P110]+[.P102]+[.P98]+[.P89]+[.P85]+[.P72]+[.P69]+[.P62]+[.P54]+[.P48]+[.P41]+[.P37]+[.P27]+[.P19]+[.P11]" ns41:value-type="float" table:style-name="TL Data" office:value="3" office:value-type="float">
            <text:p>3</text:p>
          </table:table-cell>
          <table:table-cell table:formula="of:=[.Q135]+[.Q130]+[.Q128]+[.Q123]+[.Q117]+[.Q110]+[.Q102]+[.Q98]+[.Q89]+[.Q85]+[.Q72]+[.Q69]+[.Q62]+[.Q54]+[.Q48]+[.Q41]+[.Q37]+[.Q27]+[.Q19]+[.Q11]" ns41:value-type="float" table:style-name="TL Data" office:value="0" office:value-type="float">
            <text:p>0</text:p>
          </table:table-cell>
          <table:table-cell table:formula="of:=[.R135]+[.R130]+[.R128]+[.R123]+[.R117]+[.R110]+[.R102]+[.R98]+[.R89]+[.R85]+[.R72]+[.R69]+[.R62]+[.R54]+[.R48]+[.R41]+[.R37]+[.R27]+[.R19]+[.R11]" ns41:value-type="float" table:style-name="TL Data" office:value="3" office:value-type="float">
            <text:p>3</text:p>
          </table:table-cell>
          <table:table-cell table:formula="of:=[.S135]+[.S130]+[.S128]+[.S123]+[.S117]+[.S110]+[.S102]+[.S98]+[.S89]+[.S85]+[.S72]+[.S69]+[.S62]+[.S54]+[.S48]+[.S41]+[.S37]+[.S27]+[.S19]+[.S11]" ns41:value-type="float" table:style-name="TL Data" office:value="12" office:value-type="float">
            <text:p>12</text:p>
          </table:table-cell>
          <table:table-cell table:formula="of:=[.T135]+[.T130]+[.T128]+[.T123]+[.T117]+[.T110]+[.T102]+[.T98]+[.T89]+[.T85]+[.T72]+[.T69]+[.T62]+[.T54]+[.T48]+[.T41]+[.T37]+[.T27]+[.T19]+[.T11]" ns41:value-type="float" table:style-name="TL Data" office:value="1" office:value-type="float">
            <text:p>1</text:p>
          </table:table-cell>
          <table:table-cell table:formula="of:=[.U135]+[.U130]+[.U128]+[.U123]+[.U117]+[.U110]+[.U102]+[.U98]+[.U89]+[.U85]+[.U72]+[.U69]+[.U62]+[.U54]+[.U48]+[.U41]+[.U37]+[.U27]+[.U19]+[.U11]" ns41:value-type="float" table:style-name="TL Data" office:value="0" office:value-type="float">
            <text:p>0</text:p>
          </table:table-cell>
          <table:table-cell table:formula="of:=[.V135]+[.V130]+[.V128]+[.V123]+[.V117]+[.V110]+[.V102]+[.V98]+[.V89]+[.V85]+[.V72]+[.V69]+[.V62]+[.V54]+[.V48]+[.V41]+[.V37]+[.V27]+[.V19]+[.V11]" ns41:value-type="float" table:style-name="TL Data" office:value="0" office:value-type="float">
            <text:p>0</text:p>
          </table:table-cell>
          <table:table-cell table:formula="of:=[.W135]+[.W130]+[.W128]+[.W123]+[.W117]+[.W110]+[.W102]+[.W98]+[.W89]+[.W85]+[.W72]+[.W69]+[.W62]+[.W54]+[.W48]+[.W41]+[.W37]+[.W27]+[.W19]+[.W11]" ns41:value-type="float" table:style-name="TL Data" office:value="6" office:value-type="float">
            <text:p>6</text:p>
          </table:table-cell>
          <table:table-cell table:formula="of:=[.X135]+[.X130]+[.X128]+[.X123]+[.X117]+[.X110]+[.X102]+[.X98]+[.X89]+[.X85]+[.X72]+[.X69]+[.X62]+[.X54]+[.X48]+[.X41]+[.X37]+[.X27]+[.X19]+[.X11]" ns41:value-type="float" table:style-name="TL Data" office:value="0" office:value-type="float">
            <text:p>0</text:p>
          </table:table-cell>
          <table:table-cell table:formula="of:=[.Y135]+[.Y130]+[.Y128]+[.Y123]+[.Y117]+[.Y110]+[.Y102]+[.Y98]+[.Y89]+[.Y85]+[.Y72]+[.Y69]+[.Y62]+[.Y54]+[.Y48]+[.Y41]+[.Y37]+[.Y27]+[.Y19]+[.Y11]" ns41:value-type="float" table:style-name="ce22" office:value-type="float" office:value="34">
            <text:p>34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Totaal</text:p>
          </table:table-cell>
          <table:table-cell ns41:value-type="string" table:style-name="ce10" office:value-type="string">
            <text:p>Gas.</text:p>
          </table:table-cell>
          <table:table-cell table:style-name="Default"/>
          <table:table-cell table:formula="of:=[.D136]+[.D70]" ns41:value-type="float" table:style-name="ce21" office:value-type="float" office:value="0">
            <text:p>0</text:p>
          </table:table-cell>
          <table:table-cell table:formula="of:=[.E136]+[.E70]" ns41:value-type="float" table:style-name="TL Data" office:value="1" office:value-type="float">
            <text:p>1</text:p>
          </table:table-cell>
          <table:table-cell table:formula="of:=[.F136]+[.F70]" ns41:value-type="float" table:style-name="TL Data" office:value="0" office:value-type="float">
            <text:p>0</text:p>
          </table:table-cell>
          <table:table-cell table:formula="of:=[.G136]+[.G70]" ns41:value-type="float" table:style-name="TL Data" office:value="0" office:value-type="float">
            <text:p>0</text:p>
          </table:table-cell>
          <table:table-cell table:formula="of:=[.H136]+[.H70]" ns41:value-type="float" table:style-name="TL Data" office:value="1" office:value-type="float">
            <text:p>1</text:p>
          </table:table-cell>
          <table:table-cell table:formula="of:=[.I136]+[.I70]" ns41:value-type="float" table:style-name="TL Data" office:value="0" office:value-type="float">
            <text:p>0</text:p>
          </table:table-cell>
          <table:table-cell table:formula="of:=[.J136]+[.J70]" ns41:value-type="float" table:style-name="TL Data" office:value="0" office:value-type="float">
            <text:p>0</text:p>
          </table:table-cell>
          <table:table-cell table:formula="of:=[.K136]+[.K70]" ns41:value-type="float" table:style-name="TL Data" office:value="0" office:value-type="float">
            <text:p>0</text:p>
          </table:table-cell>
          <table:table-cell table:formula="of:=[.L136]+[.L70]" ns41:value-type="float" table:style-name="TL Data" office:value="0" office:value-type="float">
            <text:p>0</text:p>
          </table:table-cell>
          <table:table-cell table:formula="of:=[.M136]+[.M70]" ns41:value-type="float" table:style-name="TL Data" office:value="2" office:value-type="float">
            <text:p>2</text:p>
          </table:table-cell>
          <table:table-cell table:formula="of:=[.N136]+[.N70]" ns41:value-type="float" table:style-name="TL Data" office:value="0" office:value-type="float">
            <text:p>0</text:p>
          </table:table-cell>
          <table:table-cell table:formula="of:=[.O136]+[.O70]" ns41:value-type="float" table:style-name="TL Data" office:value="0" office:value-type="float">
            <text:p>0</text:p>
          </table:table-cell>
          <table:table-cell table:formula="of:=[.P136]+[.P70]" ns41:value-type="float" table:style-name="TL Data" office:value="2" office:value-type="float">
            <text:p>2</text:p>
          </table:table-cell>
          <table:table-cell table:formula="of:=[.Q136]+[.Q70]" ns41:value-type="float" table:style-name="TL Data" office:value="0" office:value-type="float">
            <text:p>0</text:p>
          </table:table-cell>
          <table:table-cell table:formula="of:=[.R136]+[.R70]" ns41:value-type="float" table:style-name="TL Data" office:value="0" office:value-type="float">
            <text:p>0</text:p>
          </table:table-cell>
          <table:table-cell table:formula="of:=[.S136]+[.S70]" ns41:value-type="float" table:style-name="TL Data" office:value="0" office:value-type="float">
            <text:p>0</text:p>
          </table:table-cell>
          <table:table-cell table:formula="of:=[.T136]+[.T70]" ns41:value-type="float" table:style-name="TL Data" office:value="0" office:value-type="float">
            <text:p>0</text:p>
          </table:table-cell>
          <table:table-cell table:formula="of:=[.U136]+[.U70]" ns41:value-type="float" table:style-name="TL Data" office:value="0" office:value-type="float">
            <text:p>0</text:p>
          </table:table-cell>
          <table:table-cell table:formula="of:=[.V136]+[.V70]" ns41:value-type="float" table:style-name="TL Data" office:value="1" office:value-type="float">
            <text:p>1</text:p>
          </table:table-cell>
          <table:table-cell table:formula="of:=[.W136]+[.W70]" ns41:value-type="float" table:style-name="TL Data" office:value="0" office:value-type="float">
            <text:p>0</text:p>
          </table:table-cell>
          <table:table-cell table:formula="of:=[.X136]+[.X70]" ns41:value-type="float" table:style-name="TL Data" office:value="0" office:value-type="float">
            <text:p>0</text:p>
          </table:table-cell>
          <table:table-cell table:formula="of:=[.Y136]+[.Y70]" ns41:value-type="float" table:style-name="ce22" office:value-type="float" office:value="7">
            <text:p>7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Totaal</text:p>
          </table:table-cell>
          <table:table-cell ns41:value-type="string" table:style-name="ce10" office:value-type="string">
            <text:p>Water.</text:p>
          </table:table-cell>
          <table:table-cell table:style-name="Default"/>
          <table:table-cell table:formula="of:=[.D99]" ns41:value-type="float" table:style-name="ce21" office:value-type="float" office:value="0">
            <text:p>0</text:p>
          </table:table-cell>
          <table:table-cell table:formula="of:=[.E99]" ns41:value-type="float" table:style-name="TL Data" office:value="0" office:value-type="float">
            <text:p>0</text:p>
          </table:table-cell>
          <table:table-cell table:formula="of:=[.F99]" ns41:value-type="float" table:style-name="TL Data" office:value="0" office:value-type="float">
            <text:p>0</text:p>
          </table:table-cell>
          <table:table-cell table:formula="of:=[.G99]" ns41:value-type="float" table:style-name="TL Data" office:value="0" office:value-type="float">
            <text:p>0</text:p>
          </table:table-cell>
          <table:table-cell table:formula="of:=[.H99]" ns41:value-type="float" table:style-name="TL Data" office:value="0" office:value-type="float">
            <text:p>0</text:p>
          </table:table-cell>
          <table:table-cell table:formula="of:=[.I99]" ns41:value-type="float" table:style-name="TL Data" office:value="0" office:value-type="float">
            <text:p>0</text:p>
          </table:table-cell>
          <table:table-cell table:formula="of:=[.J99]" ns41:value-type="float" table:style-name="TL Data" office:value="0" office:value-type="float">
            <text:p>0</text:p>
          </table:table-cell>
          <table:table-cell table:formula="of:=[.K99]" ns41:value-type="float" table:style-name="TL Data" office:value="0" office:value-type="float">
            <text:p>0</text:p>
          </table:table-cell>
          <table:table-cell table:formula="of:=[.L99]" ns41:value-type="float" table:style-name="TL Data" office:value="0" office:value-type="float">
            <text:p>0</text:p>
          </table:table-cell>
          <table:table-cell table:formula="of:=[.M99]" ns41:value-type="float" table:style-name="TL Data" office:value="0" office:value-type="float">
            <text:p>0</text:p>
          </table:table-cell>
          <table:table-cell table:formula="of:=[.N99]" ns41:value-type="float" table:style-name="TL Data" office:value="0" office:value-type="float">
            <text:p>0</text:p>
          </table:table-cell>
          <table:table-cell table:formula="of:=[.O99]" ns41:value-type="float" table:style-name="TL Data" office:value="0" office:value-type="float">
            <text:p>0</text:p>
          </table:table-cell>
          <table:table-cell table:formula="of:=[.P99]" ns41:value-type="float" table:style-name="TL Data" office:value="0" office:value-type="float">
            <text:p>0</text:p>
          </table:table-cell>
          <table:table-cell table:formula="of:=[.Q99]" ns41:value-type="float" table:style-name="TL Data" office:value="0" office:value-type="float">
            <text:p>0</text:p>
          </table:table-cell>
          <table:table-cell table:formula="of:=[.R99]" ns41:value-type="float" table:style-name="TL Data" office:value="0" office:value-type="float">
            <text:p>0</text:p>
          </table:table-cell>
          <table:table-cell table:formula="of:=[.S99]" ns41:value-type="float" table:style-name="TL Data" office:value="0" office:value-type="float">
            <text:p>0</text:p>
          </table:table-cell>
          <table:table-cell table:formula="of:=[.T99]" ns41:value-type="float" table:style-name="TL Data" office:value="0" office:value-type="float">
            <text:p>0</text:p>
          </table:table-cell>
          <table:table-cell table:formula="of:=[.U99]" ns41:value-type="float" table:style-name="TL Data" office:value="0" office:value-type="float">
            <text:p>0</text:p>
          </table:table-cell>
          <table:table-cell table:formula="of:=[.V99]" ns41:value-type="float" table:style-name="TL Data" office:value="0" office:value-type="float">
            <text:p>0</text:p>
          </table:table-cell>
          <table:table-cell table:formula="of:=[.W99]" ns41:value-type="float" table:style-name="TL Data" office:value="0" office:value-type="float">
            <text:p>0</text:p>
          </table:table-cell>
          <table:table-cell table:formula="of:=[.X99]" ns41:value-type="float" table:style-name="TL Data" office:value="0" office:value-type="float">
            <text:p>0</text:p>
          </table:table-cell>
          <table:table-cell table:formula="of:=[.Y99]" ns41:value-type="float" table:style-name="ce22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Totaal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formula="of:=[.D141]+[.D140]+[.D139]+[.D138]+[.D137]+[.D134]+[.D133]+[.D132]+[.D131]+[.D129]+[.D127]+[.D126]+[.D125]+[.D124]+[.D122]+[.D121]+[.D120]+[.D119]+[.D118]+[.D116]+[.D115]+[.D114]+[.D113]+[.D112]+[.D111]+[.D109]+[.D108]+[.D107]+[.D106]+[.D105]+[.D104]+[.D103]+[.D101]+[.D100]+[.D97]+[.D96]+[.D95]+[.D94]+[.D93]+[.D92]+[.D91]+[.D88]+[.D87]+[.D86]+[.D84]+[.D83]+[.D82]+[.D81]+[.D80]+[.D79]+[.D77]+[.D76]+[.D74]+[.D73]+[.D71]+[.D68]+[.D67]+[.D66]+[.D65]+[.D64]+[.D63]+[.D61]+[.D60]+[.D59]+[.D57]+[.D56]+[.D55]+[.D53]+[.D52]+[.D51]+[.D50]+[.D49]+[.D47]+[.D46]+[.D44]+[.D43]+[.D42]+[.D41]+[.D40]+[.D39]+[.D38]+[.D36]+[.D35]+[.D34]+[.D33]+[.D32]+[.D30]+[.D29]+[.D28]+[.D27]+[.D26]+[.D24]+[.D23]+[.D22]+[.D21]+[.D20]+[.D18]+[.D17]+[.D16]+[.D15]+[.D14]+[.D13]+[.D12]+[.D10]+[.D9]+[.D8]+[.D7]+[.D6]+[.D5]" ns41:value-type="float" table:style-name="ce21" office:value-type="float" office:value="0">
            <text:p>0</text:p>
          </table:table-cell>
          <table:table-cell table:formula="of:=[.E141]+[.E140]+[.E139]+[.E138]+[.E137]+[.E134]+[.E133]+[.E132]+[.E131]+[.E129]+[.E127]+[.E126]+[.E125]+[.E124]+[.E122]+[.E121]+[.E120]+[.E119]+[.E118]+[.E116]+[.E115]+[.E114]+[.E113]+[.E112]+[.E111]+[.E109]+[.E108]+[.E107]+[.E106]+[.E105]+[.E104]+[.E103]+[.E101]+[.E100]+[.E97]+[.E96]+[.E95]+[.E94]+[.E93]+[.E92]+[.E91]+[.E88]+[.E87]+[.E86]+[.E84]+[.E83]+[.E82]+[.E81]+[.E80]+[.E79]+[.E77]+[.E76]+[.E74]+[.E73]+[.E71]+[.E68]+[.E67]+[.E66]+[.E65]+[.E64]+[.E63]+[.E61]+[.E60]+[.E59]+[.E57]+[.E56]+[.E55]+[.E53]+[.E52]+[.E51]+[.E50]+[.E49]+[.E47]+[.E46]+[.E44]+[.E43]+[.E42]+[.E41]+[.E40]+[.E39]+[.E38]+[.E36]+[.E35]+[.E34]+[.E33]+[.E32]+[.E30]+[.E29]+[.E28]+[.E27]+[.E26]+[.E24]+[.E23]+[.E22]+[.E21]+[.E20]+[.E18]+[.E17]+[.E16]+[.E15]+[.E14]+[.E13]+[.E12]+[.E10]+[.E9]+[.E8]+[.E7]+[.E6]+[.E5]" ns41:value-type="float" table:style-name="TL Data" office:value="0" office:value-type="float">
            <text:p>0</text:p>
          </table:table-cell>
          <table:table-cell table:formula="of:=[.F141]+[.F140]+[.F139]+[.F138]+[.F137]+[.F134]+[.F133]+[.F132]+[.F131]+[.F129]+[.F127]+[.F126]+[.F125]+[.F124]+[.F122]+[.F121]+[.F120]+[.F119]+[.F118]+[.F116]+[.F115]+[.F114]+[.F113]+[.F112]+[.F111]+[.F109]+[.F108]+[.F107]+[.F106]+[.F105]+[.F104]+[.F103]+[.F101]+[.F100]+[.F97]+[.F96]+[.F95]+[.F94]+[.F93]+[.F92]+[.F91]+[.F88]+[.F87]+[.F86]+[.F84]+[.F83]+[.F82]+[.F81]+[.F80]+[.F79]+[.F77]+[.F76]+[.F74]+[.F73]+[.F71]+[.F68]+[.F67]+[.F66]+[.F65]+[.F64]+[.F63]+[.F61]+[.F60]+[.F59]+[.F57]+[.F56]+[.F55]+[.F53]+[.F52]+[.F51]+[.F50]+[.F49]+[.F47]+[.F46]+[.F44]+[.F43]+[.F42]+[.F41]+[.F40]+[.F39]+[.F38]+[.F36]+[.F35]+[.F34]+[.F33]+[.F32]+[.F30]+[.F29]+[.F28]+[.F27]+[.F26]+[.F24]+[.F23]+[.F22]+[.F21]+[.F20]+[.F18]+[.F17]+[.F16]+[.F15]+[.F14]+[.F13]+[.F12]+[.F10]+[.F9]+[.F8]+[.F7]+[.F6]+[.F5]" ns41:value-type="float" table:style-name="TL Data" office:value="0" office:value-type="float">
            <text:p>0</text:p>
          </table:table-cell>
          <table:table-cell table:formula="of:=[.G141]+[.G140]+[.G139]+[.G138]+[.G137]+[.G134]+[.G133]+[.G132]+[.G131]+[.G129]+[.G127]+[.G126]+[.G125]+[.G124]+[.G122]+[.G121]+[.G120]+[.G119]+[.G118]+[.G116]+[.G115]+[.G114]+[.G113]+[.G112]+[.G111]+[.G109]+[.G108]+[.G107]+[.G106]+[.G105]+[.G104]+[.G103]+[.G101]+[.G100]+[.G97]+[.G96]+[.G95]+[.G94]+[.G93]+[.G92]+[.G91]+[.G88]+[.G87]+[.G86]+[.G84]+[.G83]+[.G82]+[.G81]+[.G80]+[.G79]+[.G77]+[.G76]+[.G74]+[.G73]+[.G71]+[.G68]+[.G67]+[.G66]+[.G65]+[.G64]+[.G63]+[.G61]+[.G60]+[.G59]+[.G57]+[.G56]+[.G55]+[.G53]+[.G52]+[.G51]+[.G50]+[.G49]+[.G47]+[.G46]+[.G44]+[.G43]+[.G42]+[.G41]+[.G40]+[.G39]+[.G38]+[.G36]+[.G35]+[.G34]+[.G33]+[.G32]+[.G30]+[.G29]+[.G28]+[.G27]+[.G26]+[.G24]+[.G23]+[.G22]+[.G21]+[.G20]+[.G18]+[.G17]+[.G16]+[.G15]+[.G14]+[.G13]+[.G12]+[.G10]+[.G9]+[.G8]+[.G7]+[.G6]+[.G5]" ns41:value-type="float" table:style-name="TL Data" office:value="0" office:value-type="float">
            <text:p>0</text:p>
          </table:table-cell>
          <table:table-cell table:formula="of:=[.H141]+[.H140]+[.H139]+[.H138]+[.H137]+[.H134]+[.H133]+[.H132]+[.H131]+[.H129]+[.H127]+[.H126]+[.H125]+[.H124]+[.H122]+[.H121]+[.H120]+[.H119]+[.H118]+[.H116]+[.H115]+[.H114]+[.H113]+[.H112]+[.H111]+[.H109]+[.H108]+[.H107]+[.H106]+[.H105]+[.H104]+[.H103]+[.H101]+[.H100]+[.H97]+[.H96]+[.H95]+[.H94]+[.H93]+[.H92]+[.H91]+[.H88]+[.H87]+[.H86]+[.H84]+[.H83]+[.H82]+[.H81]+[.H80]+[.H79]+[.H77]+[.H76]+[.H74]+[.H73]+[.H71]+[.H68]+[.H67]+[.H66]+[.H65]+[.H64]+[.H63]+[.H61]+[.H60]+[.H59]+[.H57]+[.H56]+[.H55]+[.H53]+[.H52]+[.H51]+[.H50]+[.H49]+[.H47]+[.H46]+[.H44]+[.H43]+[.H42]+[.H41]+[.H40]+[.H39]+[.H38]+[.H36]+[.H35]+[.H34]+[.H33]+[.H32]+[.H30]+[.H29]+[.H28]+[.H27]+[.H26]+[.H24]+[.H23]+[.H22]+[.H21]+[.H20]+[.H18]+[.H17]+[.H16]+[.H15]+[.H14]+[.H13]+[.H12]+[.H10]+[.H9]+[.H8]+[.H7]+[.H6]+[.H5]" ns41:value-type="float" table:style-name="TL Data" office:value="0" office:value-type="float">
            <text:p>0</text:p>
          </table:table-cell>
          <table:table-cell table:formula="of:=[.I141]+[.I140]+[.I139]+[.I138]+[.I137]+[.I134]+[.I133]+[.I132]+[.I131]+[.I129]+[.I127]+[.I126]+[.I125]+[.I124]+[.I122]+[.I121]+[.I120]+[.I119]+[.I118]+[.I116]+[.I115]+[.I114]+[.I113]+[.I112]+[.I111]+[.I109]+[.I108]+[.I107]+[.I106]+[.I105]+[.I104]+[.I103]+[.I101]+[.I100]+[.I97]+[.I96]+[.I95]+[.I94]+[.I93]+[.I92]+[.I91]+[.I88]+[.I87]+[.I86]+[.I84]+[.I83]+[.I82]+[.I81]+[.I80]+[.I79]+[.I77]+[.I76]+[.I74]+[.I73]+[.I71]+[.I68]+[.I67]+[.I66]+[.I65]+[.I64]+[.I63]+[.I61]+[.I60]+[.I59]+[.I57]+[.I56]+[.I55]+[.I53]+[.I52]+[.I51]+[.I50]+[.I49]+[.I47]+[.I46]+[.I44]+[.I43]+[.I42]+[.I41]+[.I40]+[.I39]+[.I38]+[.I36]+[.I35]+[.I34]+[.I33]+[.I32]+[.I30]+[.I29]+[.I28]+[.I27]+[.I26]+[.I24]+[.I23]+[.I22]+[.I21]+[.I20]+[.I18]+[.I17]+[.I16]+[.I15]+[.I14]+[.I13]+[.I12]+[.I10]+[.I9]+[.I8]+[.I7]+[.I6]+[.I5]" ns41:value-type="float" table:style-name="TL Data" office:value="0" office:value-type="float">
            <text:p>0</text:p>
          </table:table-cell>
          <table:table-cell table:formula="of:=[.J141]+[.J140]+[.J139]+[.J138]+[.J137]+[.J134]+[.J133]+[.J132]+[.J131]+[.J129]+[.J127]+[.J126]+[.J125]+[.J124]+[.J122]+[.J121]+[.J120]+[.J119]+[.J118]+[.J116]+[.J115]+[.J114]+[.J113]+[.J112]+[.J111]+[.J109]+[.J108]+[.J107]+[.J106]+[.J105]+[.J104]+[.J103]+[.J101]+[.J100]+[.J97]+[.J96]+[.J95]+[.J94]+[.J93]+[.J92]+[.J91]+[.J88]+[.J87]+[.J86]+[.J84]+[.J83]+[.J82]+[.J81]+[.J80]+[.J79]+[.J77]+[.J76]+[.J74]+[.J73]+[.J71]+[.J68]+[.J67]+[.J66]+[.J65]+[.J64]+[.J63]+[.J61]+[.J60]+[.J59]+[.J57]+[.J56]+[.J55]+[.J53]+[.J52]+[.J51]+[.J50]+[.J49]+[.J47]+[.J46]+[.J44]+[.J43]+[.J42]+[.J41]+[.J40]+[.J39]+[.J38]+[.J36]+[.J35]+[.J34]+[.J33]+[.J32]+[.J30]+[.J29]+[.J28]+[.J27]+[.J26]+[.J24]+[.J23]+[.J22]+[.J21]+[.J20]+[.J18]+[.J17]+[.J16]+[.J15]+[.J14]+[.J13]+[.J12]+[.J10]+[.J9]+[.J8]+[.J7]+[.J6]+[.J5]" ns41:value-type="float" table:style-name="TL Data" office:value="0" office:value-type="float">
            <text:p>0</text:p>
          </table:table-cell>
          <table:table-cell table:formula="of:=[.K141]+[.K140]+[.K139]+[.K138]+[.K137]+[.K134]+[.K133]+[.K132]+[.K131]+[.K129]+[.K127]+[.K126]+[.K125]+[.K124]+[.K122]+[.K121]+[.K120]+[.K119]+[.K118]+[.K116]+[.K115]+[.K114]+[.K113]+[.K112]+[.K111]+[.K109]+[.K108]+[.K107]+[.K106]+[.K105]+[.K104]+[.K103]+[.K101]+[.K100]+[.K97]+[.K96]+[.K95]+[.K94]+[.K93]+[.K92]+[.K91]+[.K88]+[.K87]+[.K86]+[.K84]+[.K83]+[.K82]+[.K81]+[.K80]+[.K79]+[.K77]+[.K76]+[.K74]+[.K73]+[.K71]+[.K68]+[.K67]+[.K66]+[.K65]+[.K64]+[.K63]+[.K61]+[.K60]+[.K59]+[.K57]+[.K56]+[.K55]+[.K53]+[.K52]+[.K51]+[.K50]+[.K49]+[.K47]+[.K46]+[.K44]+[.K43]+[.K42]+[.K41]+[.K40]+[.K39]+[.K38]+[.K36]+[.K35]+[.K34]+[.K33]+[.K32]+[.K30]+[.K29]+[.K28]+[.K27]+[.K26]+[.K24]+[.K23]+[.K22]+[.K21]+[.K20]+[.K18]+[.K17]+[.K16]+[.K15]+[.K14]+[.K13]+[.K12]+[.K10]+[.K9]+[.K8]+[.K7]+[.K6]+[.K5]" ns41:value-type="float" table:style-name="TL Data" office:value="0" office:value-type="float">
            <text:p>0</text:p>
          </table:table-cell>
          <table:table-cell table:formula="of:=[.L141]+[.L140]+[.L139]+[.L138]+[.L137]+[.L134]+[.L133]+[.L132]+[.L131]+[.L129]+[.L127]+[.L126]+[.L125]+[.L124]+[.L122]+[.L121]+[.L120]+[.L119]+[.L118]+[.L116]+[.L115]+[.L114]+[.L113]+[.L112]+[.L111]+[.L109]+[.L108]+[.L107]+[.L106]+[.L105]+[.L104]+[.L103]+[.L101]+[.L100]+[.L97]+[.L96]+[.L95]+[.L94]+[.L93]+[.L92]+[.L91]+[.L88]+[.L87]+[.L86]+[.L84]+[.L83]+[.L82]+[.L81]+[.L80]+[.L79]+[.L77]+[.L76]+[.L74]+[.L73]+[.L71]+[.L68]+[.L67]+[.L66]+[.L65]+[.L64]+[.L63]+[.L61]+[.L60]+[.L59]+[.L57]+[.L56]+[.L55]+[.L53]+[.L52]+[.L51]+[.L50]+[.L49]+[.L47]+[.L46]+[.L44]+[.L43]+[.L42]+[.L41]+[.L40]+[.L39]+[.L38]+[.L36]+[.L35]+[.L34]+[.L33]+[.L32]+[.L30]+[.L29]+[.L28]+[.L27]+[.L26]+[.L24]+[.L23]+[.L22]+[.L21]+[.L20]+[.L18]+[.L17]+[.L16]+[.L15]+[.L14]+[.L13]+[.L12]+[.L10]+[.L9]+[.L8]+[.L7]+[.L6]+[.L5]" ns41:value-type="float" table:style-name="TL Data" office:value="0" office:value-type="float">
            <text:p>0</text:p>
          </table:table-cell>
          <table:table-cell table:formula="of:=[.M141]+[.M140]+[.M139]+[.M138]+[.M137]+[.M134]+[.M133]+[.M132]+[.M131]+[.M129]+[.M127]+[.M126]+[.M125]+[.M124]+[.M122]+[.M121]+[.M120]+[.M119]+[.M118]+[.M116]+[.M115]+[.M114]+[.M113]+[.M112]+[.M111]+[.M109]+[.M108]+[.M107]+[.M106]+[.M105]+[.M104]+[.M103]+[.M101]+[.M100]+[.M97]+[.M96]+[.M95]+[.M94]+[.M93]+[.M92]+[.M91]+[.M88]+[.M87]+[.M86]+[.M84]+[.M83]+[.M82]+[.M81]+[.M80]+[.M79]+[.M77]+[.M76]+[.M74]+[.M73]+[.M71]+[.M68]+[.M67]+[.M66]+[.M65]+[.M64]+[.M63]+[.M61]+[.M60]+[.M59]+[.M57]+[.M56]+[.M55]+[.M53]+[.M52]+[.M51]+[.M50]+[.M49]+[.M47]+[.M46]+[.M44]+[.M43]+[.M42]+[.M41]+[.M40]+[.M39]+[.M38]+[.M36]+[.M35]+[.M34]+[.M33]+[.M32]+[.M30]+[.M29]+[.M28]+[.M27]+[.M26]+[.M24]+[.M23]+[.M22]+[.M21]+[.M20]+[.M18]+[.M17]+[.M16]+[.M15]+[.M14]+[.M13]+[.M12]+[.M10]+[.M9]+[.M8]+[.M7]+[.M6]+[.M5]" ns41:value-type="float" table:style-name="TL Data" office:value="0" office:value-type="float">
            <text:p>0</text:p>
          </table:table-cell>
          <table:table-cell table:formula="of:=[.N141]+[.N140]+[.N139]+[.N138]+[.N137]+[.N134]+[.N133]+[.N132]+[.N131]+[.N129]+[.N127]+[.N126]+[.N125]+[.N124]+[.N122]+[.N121]+[.N120]+[.N119]+[.N118]+[.N116]+[.N115]+[.N114]+[.N113]+[.N112]+[.N111]+[.N109]+[.N108]+[.N107]+[.N106]+[.N105]+[.N104]+[.N103]+[.N101]+[.N100]+[.N97]+[.N96]+[.N95]+[.N94]+[.N93]+[.N92]+[.N91]+[.N88]+[.N87]+[.N86]+[.N84]+[.N83]+[.N82]+[.N81]+[.N80]+[.N79]+[.N77]+[.N76]+[.N74]+[.N73]+[.N71]+[.N68]+[.N67]+[.N66]+[.N65]+[.N64]+[.N63]+[.N61]+[.N60]+[.N59]+[.N57]+[.N56]+[.N55]+[.N53]+[.N52]+[.N51]+[.N50]+[.N49]+[.N47]+[.N46]+[.N44]+[.N43]+[.N42]+[.N41]+[.N40]+[.N39]+[.N38]+[.N36]+[.N35]+[.N34]+[.N33]+[.N32]+[.N30]+[.N29]+[.N28]+[.N27]+[.N26]+[.N24]+[.N23]+[.N22]+[.N21]+[.N20]+[.N18]+[.N17]+[.N16]+[.N15]+[.N14]+[.N13]+[.N12]+[.N10]+[.N9]+[.N8]+[.N7]+[.N6]+[.N5]" ns41:value-type="float" table:style-name="TL Data" office:value="0" office:value-type="float">
            <text:p>0</text:p>
          </table:table-cell>
          <table:table-cell table:formula="of:=[.O141]+[.O140]+[.O139]+[.O138]+[.O137]+[.O134]+[.O133]+[.O132]+[.O131]+[.O129]+[.O127]+[.O126]+[.O125]+[.O124]+[.O122]+[.O121]+[.O120]+[.O119]+[.O118]+[.O116]+[.O115]+[.O114]+[.O113]+[.O112]+[.O111]+[.O109]+[.O108]+[.O107]+[.O106]+[.O105]+[.O104]+[.O103]+[.O101]+[.O100]+[.O97]+[.O96]+[.O95]+[.O94]+[.O93]+[.O92]+[.O91]+[.O88]+[.O87]+[.O86]+[.O84]+[.O83]+[.O82]+[.O81]+[.O80]+[.O79]+[.O77]+[.O76]+[.O74]+[.O73]+[.O71]+[.O68]+[.O67]+[.O66]+[.O65]+[.O64]+[.O63]+[.O61]+[.O60]+[.O59]+[.O57]+[.O56]+[.O55]+[.O53]+[.O52]+[.O51]+[.O50]+[.O49]+[.O47]+[.O46]+[.O44]+[.O43]+[.O42]+[.O41]+[.O40]+[.O39]+[.O38]+[.O36]+[.O35]+[.O34]+[.O33]+[.O32]+[.O30]+[.O29]+[.O28]+[.O27]+[.O26]+[.O24]+[.O23]+[.O22]+[.O21]+[.O20]+[.O18]+[.O17]+[.O16]+[.O15]+[.O14]+[.O13]+[.O12]+[.O10]+[.O9]+[.O8]+[.O7]+[.O6]+[.O5]" ns41:value-type="float" table:style-name="TL Data" office:value="0" office:value-type="float">
            <text:p>0</text:p>
          </table:table-cell>
          <table:table-cell table:formula="of:=[.P141]+[.P140]+[.P139]+[.P138]+[.P137]+[.P134]+[.P133]+[.P132]+[.P131]+[.P129]+[.P127]+[.P126]+[.P125]+[.P124]+[.P122]+[.P121]+[.P120]+[.P119]+[.P118]+[.P116]+[.P115]+[.P114]+[.P113]+[.P112]+[.P111]+[.P109]+[.P108]+[.P107]+[.P106]+[.P105]+[.P104]+[.P103]+[.P101]+[.P100]+[.P97]+[.P96]+[.P95]+[.P94]+[.P93]+[.P92]+[.P91]+[.P88]+[.P87]+[.P86]+[.P84]+[.P83]+[.P82]+[.P81]+[.P80]+[.P79]+[.P77]+[.P76]+[.P74]+[.P73]+[.P71]+[.P68]+[.P67]+[.P66]+[.P65]+[.P64]+[.P63]+[.P61]+[.P60]+[.P59]+[.P57]+[.P56]+[.P55]+[.P53]+[.P52]+[.P51]+[.P50]+[.P49]+[.P47]+[.P46]+[.P44]+[.P43]+[.P42]+[.P41]+[.P40]+[.P39]+[.P38]+[.P36]+[.P35]+[.P34]+[.P33]+[.P32]+[.P30]+[.P29]+[.P28]+[.P27]+[.P26]+[.P24]+[.P23]+[.P22]+[.P21]+[.P20]+[.P18]+[.P17]+[.P16]+[.P15]+[.P14]+[.P13]+[.P12]+[.P10]+[.P9]+[.P8]+[.P7]+[.P6]+[.P5]" ns41:value-type="float" table:style-name="TL Data" office:value="0" office:value-type="float">
            <text:p>0</text:p>
          </table:table-cell>
          <table:table-cell table:formula="of:=[.Q141]+[.Q140]+[.Q139]+[.Q138]+[.Q137]+[.Q134]+[.Q133]+[.Q132]+[.Q131]+[.Q129]+[.Q127]+[.Q126]+[.Q125]+[.Q124]+[.Q122]+[.Q121]+[.Q120]+[.Q119]+[.Q118]+[.Q116]+[.Q115]+[.Q114]+[.Q113]+[.Q112]+[.Q111]+[.Q109]+[.Q108]+[.Q107]+[.Q106]+[.Q105]+[.Q104]+[.Q103]+[.Q101]+[.Q100]+[.Q97]+[.Q96]+[.Q95]+[.Q94]+[.Q93]+[.Q92]+[.Q91]+[.Q88]+[.Q87]+[.Q86]+[.Q84]+[.Q83]+[.Q82]+[.Q81]+[.Q80]+[.Q79]+[.Q77]+[.Q76]+[.Q74]+[.Q73]+[.Q71]+[.Q68]+[.Q67]+[.Q66]+[.Q65]+[.Q64]+[.Q63]+[.Q61]+[.Q60]+[.Q59]+[.Q57]+[.Q56]+[.Q55]+[.Q53]+[.Q52]+[.Q51]+[.Q50]+[.Q49]+[.Q47]+[.Q46]+[.Q44]+[.Q43]+[.Q42]+[.Q41]+[.Q40]+[.Q39]+[.Q38]+[.Q36]+[.Q35]+[.Q34]+[.Q33]+[.Q32]+[.Q30]+[.Q29]+[.Q28]+[.Q27]+[.Q26]+[.Q24]+[.Q23]+[.Q22]+[.Q21]+[.Q20]+[.Q18]+[.Q17]+[.Q16]+[.Q15]+[.Q14]+[.Q13]+[.Q12]+[.Q10]+[.Q9]+[.Q8]+[.Q7]+[.Q6]+[.Q5]" ns41:value-type="float" table:style-name="TL Data" office:value="0" office:value-type="float">
            <text:p>0</text:p>
          </table:table-cell>
          <table:table-cell table:formula="of:=[.R141]+[.R140]+[.R139]+[.R138]+[.R137]+[.R134]+[.R133]+[.R132]+[.R131]+[.R129]+[.R127]+[.R126]+[.R125]+[.R124]+[.R122]+[.R121]+[.R120]+[.R119]+[.R118]+[.R116]+[.R115]+[.R114]+[.R113]+[.R112]+[.R111]+[.R109]+[.R108]+[.R107]+[.R106]+[.R105]+[.R104]+[.R103]+[.R101]+[.R100]+[.R97]+[.R96]+[.R95]+[.R94]+[.R93]+[.R92]+[.R91]+[.R88]+[.R87]+[.R86]+[.R84]+[.R83]+[.R82]+[.R81]+[.R80]+[.R79]+[.R77]+[.R76]+[.R74]+[.R73]+[.R71]+[.R68]+[.R67]+[.R66]+[.R65]+[.R64]+[.R63]+[.R61]+[.R60]+[.R59]+[.R57]+[.R56]+[.R55]+[.R53]+[.R52]+[.R51]+[.R50]+[.R49]+[.R47]+[.R46]+[.R44]+[.R43]+[.R42]+[.R41]+[.R40]+[.R39]+[.R38]+[.R36]+[.R35]+[.R34]+[.R33]+[.R32]+[.R30]+[.R29]+[.R28]+[.R27]+[.R26]+[.R24]+[.R23]+[.R22]+[.R21]+[.R20]+[.R18]+[.R17]+[.R16]+[.R15]+[.R14]+[.R13]+[.R12]+[.R10]+[.R9]+[.R8]+[.R7]+[.R6]+[.R5]" ns41:value-type="float" table:style-name="TL Data" office:value="1" office:value-type="float">
            <text:p>1</text:p>
          </table:table-cell>
          <table:table-cell table:formula="of:=[.S141]+[.S140]+[.S139]+[.S138]+[.S137]+[.S134]+[.S133]+[.S132]+[.S131]+[.S129]+[.S127]+[.S126]+[.S125]+[.S124]+[.S122]+[.S121]+[.S120]+[.S119]+[.S118]+[.S116]+[.S115]+[.S114]+[.S113]+[.S112]+[.S111]+[.S109]+[.S108]+[.S107]+[.S106]+[.S105]+[.S104]+[.S103]+[.S101]+[.S100]+[.S97]+[.S96]+[.S95]+[.S94]+[.S93]+[.S92]+[.S91]+[.S88]+[.S87]+[.S86]+[.S84]+[.S83]+[.S82]+[.S81]+[.S80]+[.S79]+[.S77]+[.S76]+[.S74]+[.S73]+[.S71]+[.S68]+[.S67]+[.S66]+[.S65]+[.S64]+[.S63]+[.S61]+[.S60]+[.S59]+[.S57]+[.S56]+[.S55]+[.S53]+[.S52]+[.S51]+[.S50]+[.S49]+[.S47]+[.S46]+[.S44]+[.S43]+[.S42]+[.S41]+[.S40]+[.S39]+[.S38]+[.S36]+[.S35]+[.S34]+[.S33]+[.S32]+[.S30]+[.S29]+[.S28]+[.S27]+[.S26]+[.S24]+[.S23]+[.S22]+[.S21]+[.S20]+[.S18]+[.S17]+[.S16]+[.S15]+[.S14]+[.S13]+[.S12]+[.S10]+[.S9]+[.S8]+[.S7]+[.S6]+[.S5]" ns41:value-type="float" table:style-name="TL Data" office:value="103" office:value-type="float">
            <text:p>103</text:p>
          </table:table-cell>
          <table:table-cell table:formula="of:=[.T141]+[.T140]+[.T139]+[.T138]+[.T137]+[.T134]+[.T133]+[.T132]+[.T131]+[.T129]+[.T127]+[.T126]+[.T125]+[.T124]+[.T122]+[.T121]+[.T120]+[.T119]+[.T118]+[.T116]+[.T115]+[.T114]+[.T113]+[.T112]+[.T111]+[.T109]+[.T108]+[.T107]+[.T106]+[.T105]+[.T104]+[.T103]+[.T101]+[.T100]+[.T97]+[.T96]+[.T95]+[.T94]+[.T93]+[.T92]+[.T91]+[.T88]+[.T87]+[.T86]+[.T84]+[.T83]+[.T82]+[.T81]+[.T80]+[.T79]+[.T77]+[.T76]+[.T74]+[.T73]+[.T71]+[.T68]+[.T67]+[.T66]+[.T65]+[.T64]+[.T63]+[.T61]+[.T60]+[.T59]+[.T57]+[.T56]+[.T55]+[.T53]+[.T52]+[.T51]+[.T50]+[.T49]+[.T47]+[.T46]+[.T44]+[.T43]+[.T42]+[.T41]+[.T40]+[.T39]+[.T38]+[.T36]+[.T35]+[.T34]+[.T33]+[.T32]+[.T30]+[.T29]+[.T28]+[.T27]+[.T26]+[.T24]+[.T23]+[.T22]+[.T21]+[.T20]+[.T18]+[.T17]+[.T16]+[.T15]+[.T14]+[.T13]+[.T12]+[.T10]+[.T9]+[.T8]+[.T7]+[.T6]+[.T5]" ns41:value-type="float" table:style-name="TL Data" office:value="0" office:value-type="float">
            <text:p>0</text:p>
          </table:table-cell>
          <table:table-cell table:formula="of:=[.U141]+[.U140]+[.U139]+[.U138]+[.U137]+[.U134]+[.U133]+[.U132]+[.U131]+[.U129]+[.U127]+[.U126]+[.U125]+[.U124]+[.U122]+[.U121]+[.U120]+[.U119]+[.U118]+[.U116]+[.U115]+[.U114]+[.U113]+[.U112]+[.U111]+[.U109]+[.U108]+[.U107]+[.U106]+[.U105]+[.U104]+[.U103]+[.U101]+[.U100]+[.U97]+[.U96]+[.U95]+[.U94]+[.U93]+[.U92]+[.U91]+[.U88]+[.U87]+[.U86]+[.U84]+[.U83]+[.U82]+[.U81]+[.U80]+[.U79]+[.U77]+[.U76]+[.U74]+[.U73]+[.U71]+[.U68]+[.U67]+[.U66]+[.U65]+[.U64]+[.U63]+[.U61]+[.U60]+[.U59]+[.U57]+[.U56]+[.U55]+[.U53]+[.U52]+[.U51]+[.U50]+[.U49]+[.U47]+[.U46]+[.U44]+[.U43]+[.U42]+[.U41]+[.U40]+[.U39]+[.U38]+[.U36]+[.U35]+[.U34]+[.U33]+[.U32]+[.U30]+[.U29]+[.U28]+[.U27]+[.U26]+[.U24]+[.U23]+[.U22]+[.U21]+[.U20]+[.U18]+[.U17]+[.U16]+[.U15]+[.U14]+[.U13]+[.U12]+[.U10]+[.U9]+[.U8]+[.U7]+[.U6]+[.U5]" ns41:value-type="float" table:style-name="TL Data" office:value="0" office:value-type="float">
            <text:p>0</text:p>
          </table:table-cell>
          <table:table-cell table:formula="of:=[.V141]+[.V140]+[.V139]+[.V138]+[.V137]+[.V134]+[.V133]+[.V132]+[.V131]+[.V129]+[.V127]+[.V126]+[.V125]+[.V124]+[.V122]+[.V121]+[.V120]+[.V119]+[.V118]+[.V116]+[.V115]+[.V114]+[.V113]+[.V112]+[.V111]+[.V109]+[.V108]+[.V107]+[.V106]+[.V105]+[.V104]+[.V103]+[.V101]+[.V100]+[.V97]+[.V96]+[.V95]+[.V94]+[.V93]+[.V92]+[.V91]+[.V88]+[.V87]+[.V86]+[.V84]+[.V83]+[.V82]+[.V81]+[.V80]+[.V79]+[.V77]+[.V76]+[.V74]+[.V73]+[.V71]+[.V68]+[.V67]+[.V66]+[.V65]+[.V64]+[.V63]+[.V61]+[.V60]+[.V59]+[.V57]+[.V56]+[.V55]+[.V53]+[.V52]+[.V51]+[.V50]+[.V49]+[.V47]+[.V46]+[.V44]+[.V43]+[.V42]+[.V41]+[.V40]+[.V39]+[.V38]+[.V36]+[.V35]+[.V34]+[.V33]+[.V32]+[.V30]+[.V29]+[.V28]+[.V27]+[.V26]+[.V24]+[.V23]+[.V22]+[.V21]+[.V20]+[.V18]+[.V17]+[.V16]+[.V15]+[.V14]+[.V13]+[.V12]+[.V10]+[.V9]+[.V8]+[.V7]+[.V6]+[.V5]" ns41:value-type="float" table:style-name="TL Data" office:value="1" office:value-type="float">
            <text:p>1</text:p>
          </table:table-cell>
          <table:table-cell table:formula="of:=[.W141]+[.W140]+[.W139]+[.W138]+[.W137]+[.W134]+[.W133]+[.W132]+[.W131]+[.W129]+[.W127]+[.W126]+[.W125]+[.W124]+[.W122]+[.W121]+[.W120]+[.W119]+[.W118]+[.W116]+[.W115]+[.W114]+[.W113]+[.W112]+[.W111]+[.W109]+[.W108]+[.W107]+[.W106]+[.W105]+[.W104]+[.W103]+[.W101]+[.W100]+[.W97]+[.W96]+[.W95]+[.W94]+[.W93]+[.W92]+[.W91]+[.W88]+[.W87]+[.W86]+[.W84]+[.W83]+[.W82]+[.W81]+[.W80]+[.W79]+[.W77]+[.W76]+[.W74]+[.W73]+[.W71]+[.W68]+[.W67]+[.W66]+[.W65]+[.W64]+[.W63]+[.W61]+[.W60]+[.W59]+[.W57]+[.W56]+[.W55]+[.W53]+[.W52]+[.W51]+[.W50]+[.W49]+[.W47]+[.W46]+[.W44]+[.W43]+[.W42]+[.W41]+[.W40]+[.W39]+[.W38]+[.W36]+[.W35]+[.W34]+[.W33]+[.W32]+[.W30]+[.W29]+[.W28]+[.W27]+[.W26]+[.W24]+[.W23]+[.W22]+[.W21]+[.W20]+[.W18]+[.W17]+[.W16]+[.W15]+[.W14]+[.W13]+[.W12]+[.W10]+[.W9]+[.W8]+[.W7]+[.W6]+[.W5]" ns41:value-type="float" table:style-name="TL Data" office:value="0" office:value-type="float">
            <text:p>0</text:p>
          </table:table-cell>
          <table:table-cell table:formula="of:=[.X141]+[.X140]+[.X139]+[.X138]+[.X137]+[.X134]+[.X133]+[.X132]+[.X131]+[.X129]+[.X127]+[.X126]+[.X125]+[.X124]+[.X122]+[.X121]+[.X120]+[.X119]+[.X118]+[.X116]+[.X115]+[.X114]+[.X113]+[.X112]+[.X111]+[.X109]+[.X108]+[.X107]+[.X106]+[.X105]+[.X104]+[.X103]+[.X101]+[.X100]+[.X97]+[.X96]+[.X95]+[.X94]+[.X93]+[.X92]+[.X91]+[.X88]+[.X87]+[.X86]+[.X84]+[.X83]+[.X82]+[.X81]+[.X80]+[.X79]+[.X77]+[.X76]+[.X74]+[.X73]+[.X71]+[.X68]+[.X67]+[.X66]+[.X65]+[.X64]+[.X63]+[.X61]+[.X60]+[.X59]+[.X57]+[.X56]+[.X55]+[.X53]+[.X52]+[.X51]+[.X50]+[.X49]+[.X47]+[.X46]+[.X44]+[.X43]+[.X42]+[.X41]+[.X40]+[.X39]+[.X38]+[.X36]+[.X35]+[.X34]+[.X33]+[.X32]+[.X30]+[.X29]+[.X28]+[.X27]+[.X26]+[.X24]+[.X23]+[.X22]+[.X21]+[.X20]+[.X18]+[.X17]+[.X16]+[.X15]+[.X14]+[.X13]+[.X12]+[.X10]+[.X9]+[.X8]+[.X7]+[.X6]+[.X5]" ns41:value-type="float" table:style-name="TL Data" office:value="0" office:value-type="float">
            <text:p>0</text:p>
          </table:table-cell>
          <table:table-cell table:formula="of:=[.Y141]+[.Y140]+[.Y139]+[.Y138]+[.Y137]+[.Y134]+[.Y133]+[.Y132]+[.Y131]+[.Y129]+[.Y127]+[.Y126]+[.Y125]+[.Y124]+[.Y122]+[.Y121]+[.Y120]+[.Y119]+[.Y118]+[.Y116]+[.Y115]+[.Y114]+[.Y113]+[.Y112]+[.Y111]+[.Y109]+[.Y108]+[.Y107]+[.Y106]+[.Y105]+[.Y104]+[.Y103]+[.Y101]+[.Y100]+[.Y97]+[.Y96]+[.Y95]+[.Y94]+[.Y93]+[.Y92]+[.Y91]+[.Y88]+[.Y87]+[.Y86]+[.Y84]+[.Y83]+[.Y82]+[.Y81]+[.Y80]+[.Y79]+[.Y77]+[.Y76]+[.Y74]+[.Y73]+[.Y71]+[.Y68]+[.Y67]+[.Y66]+[.Y65]+[.Y64]+[.Y63]+[.Y61]+[.Y60]+[.Y59]+[.Y57]+[.Y56]+[.Y55]+[.Y53]+[.Y52]+[.Y51]+[.Y50]+[.Y49]+[.Y47]+[.Y46]+[.Y44]+[.Y43]+[.Y42]+[.Y41]+[.Y40]+[.Y39]+[.Y38]+[.Y36]+[.Y35]+[.Y34]+[.Y33]+[.Y32]+[.Y30]+[.Y29]+[.Y28]+[.Y27]+[.Y26]+[.Y24]+[.Y23]+[.Y22]+[.Y21]+[.Y20]+[.Y18]+[.Y17]+[.Y16]+[.Y15]+[.Y14]+[.Y13]+[.Y12]+[.Y10]+[.Y9]+[.Y8]+[.Y7]+[.Y6]+[.Y5]" ns41:value-type="float" table:style-name="ce22" office:value-type="float" office:value="105">
            <text:p>105</text:p>
          </table:table-cell>
          <table:table-cell table:number-columns-repeated="999"/>
        </table:table-row>
        <table:table-row table:style-name="ro1">
          <table:table-cell ns41:value-type="string" table:style-name="ce6" office:value-type="string">
            <text:p>Algemeen totaal</text:p>
          </table:table-cell>
          <table:table-cell table:style-name="ce11"/>
          <table:table-cell table:style-name="Default"/>
          <table:table-cell table:formula="of:=[.D143]+[.D144]+[.D145]+[.D146]" ns41:value-type="float" table:style-name="ce23" office:value-type="float" office:value="1">
            <text:p>1</text:p>
          </table:table-cell>
          <table:table-cell table:formula="of:=[.E143]+[.E144]+[.E145]+[.E146]" ns41:value-type="float" table:style-name="ce15" office:value-type="float" office:value="1">
            <text:p>1</text:p>
          </table:table-cell>
          <table:table-cell table:formula="of:=[.F143]+[.F144]+[.F145]+[.F146]" ns41:value-type="float" table:style-name="ce15" office:value-type="float" office:value="0">
            <text:p>0</text:p>
          </table:table-cell>
          <table:table-cell table:formula="of:=[.G143]+[.G144]+[.G145]+[.G146]" ns41:value-type="float" table:style-name="ce15" office:value-type="float" office:value="2">
            <text:p>2</text:p>
          </table:table-cell>
          <table:table-cell table:formula="of:=[.H143]+[.H144]+[.H145]+[.H146]" ns41:value-type="float" table:style-name="ce15" office:value-type="float" office:value="4">
            <text:p>4</text:p>
          </table:table-cell>
          <table:table-cell table:formula="of:=[.I143]+[.I144]+[.I145]+[.I146]" ns41:value-type="float" table:style-name="ce15" office:value-type="float" office:value="1">
            <text:p>1</text:p>
          </table:table-cell>
          <table:table-cell table:formula="of:=[.J143]+[.J144]+[.J145]+[.J146]" ns41:value-type="float" table:style-name="ce15" office:value-type="float" office:value="0">
            <text:p>0</text:p>
          </table:table-cell>
          <table:table-cell table:formula="of:=[.K143]+[.K144]+[.K145]+[.K146]" ns41:value-type="float" table:style-name="ce15" office:value-type="float" office:value="0">
            <text:p>0</text:p>
          </table:table-cell>
          <table:table-cell table:formula="of:=[.L143]+[.L144]+[.L145]+[.L146]" ns41:value-type="float" table:style-name="ce15" office:value-type="float" office:value="0">
            <text:p>0</text:p>
          </table:table-cell>
          <table:table-cell table:formula="of:=[.M143]+[.M144]+[.M145]+[.M146]" ns41:value-type="float" table:style-name="ce15" office:value-type="float" office:value="4">
            <text:p>4</text:p>
          </table:table-cell>
          <table:table-cell table:formula="of:=[.N143]+[.N144]+[.N145]+[.N146]" ns41:value-type="float" table:style-name="ce15" office:value-type="float" office:value="0">
            <text:p>0</text:p>
          </table:table-cell>
          <table:table-cell table:formula="of:=[.O143]+[.O144]+[.O145]+[.O146]" ns41:value-type="float" table:style-name="ce15" office:value-type="float" office:value="0">
            <text:p>0</text:p>
          </table:table-cell>
          <table:table-cell table:formula="of:=[.P143]+[.P144]+[.P145]+[.P146]" ns41:value-type="float" table:style-name="ce15" office:value-type="float" office:value="5">
            <text:p>5</text:p>
          </table:table-cell>
          <table:table-cell table:formula="of:=[.Q143]+[.Q144]+[.Q145]+[.Q146]" ns41:value-type="float" table:style-name="ce15" office:value-type="float" office:value="0">
            <text:p>0</text:p>
          </table:table-cell>
          <table:table-cell table:formula="of:=[.R143]+[.R144]+[.R145]+[.R146]" ns41:value-type="float" table:style-name="ce15" office:value-type="float" office:value="4">
            <text:p>4</text:p>
          </table:table-cell>
          <table:table-cell table:formula="of:=[.S143]+[.S144]+[.S145]+[.S146]" ns41:value-type="float" table:style-name="ce15" office:value-type="float" office:value="115">
            <text:p>115</text:p>
          </table:table-cell>
          <table:table-cell table:formula="of:=[.T143]+[.T144]+[.T145]+[.T146]" ns41:value-type="float" table:style-name="ce15" office:value-type="float" office:value="1">
            <text:p>1</text:p>
          </table:table-cell>
          <table:table-cell table:formula="of:=[.U143]+[.U144]+[.U145]+[.U146]" ns41:value-type="float" table:style-name="ce15" office:value-type="float" office:value="0">
            <text:p>0</text:p>
          </table:table-cell>
          <table:table-cell table:formula="of:=[.V143]+[.V144]+[.V145]+[.V146]" ns41:value-type="float" table:style-name="ce15" office:value-type="float" office:value="2">
            <text:p>2</text:p>
          </table:table-cell>
          <table:table-cell table:formula="of:=[.W143]+[.W144]+[.W145]+[.W146]" ns41:value-type="float" table:style-name="ce15" office:value-type="float" office:value="6">
            <text:p>6</text:p>
          </table:table-cell>
          <table:table-cell table:formula="of:=[.X143]+[.X144]+[.X145]+[.X146]" ns41:value-type="float" table:style-name="ce15" office:value-type="float" office:value="0">
            <text:p>0</text:p>
          </table:table-cell>
          <table:table-cell table:formula="of:=[.Y143]+[.Y144]+[.Y145]+[.Y146]" ns41:value-type="float" table:style-name="ce24" office:value-type="float" office:value="146">
            <text:p>146</text:p>
          </table:table-cell>
          <table:table-cell table:number-columns-repeated="999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num-format="1" style:print-orientation="portrait" style:scale-to="100%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1T13:29:39</dc:date>
    <meta:print-date>2004-01-22T22:12:01</meta:print-date>
    <meta:document-statistic meta:object-count="0" meta:cell-count="615" meta:table-count="1"/>
    <meta:generator>ODFPY/1.3.0dev</meta:generator>
  </office:meta>
</office:document-meta>
</file>